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2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2.955cm"/>
    </style:style>
    <style:style style:name="co5" style:family="table-column">
      <style:table-column-properties fo:break-before="auto" style:column-width="3.358cm"/>
    </style:style>
    <style:style style:name="co6" style:family="table-column">
      <style:table-column-properties fo:break-before="auto" style:column-width="2.8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blemstellung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C-'T300' | EP-'-'</text:p>
          </table:table-cell>
          <table:table-cell office:value-type="string" calcext:value-type="string">
            <text:p>(E_par = 181000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agenskriterium</text:p>
          </table:table-cell>
          <table:table-cell office:value-type="string" calcext:value-type="string">
            <text:p>Pu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cke</text:p>
          </table:table-cell>
          <table:table-cell office:value-type="float" office:value="0.125" calcext:value-type="float">
            <text:p>0,12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triktion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echnung 1</text:p>
          </table:table-cell>
          <table:table-cell office:value-type="string" calcext:value-type="string">
            <text:p>n_x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echnung 2</text:p>
          </table:table-cell>
          <table:table-cell office:value-type="string" calcext:value-type="string">
            <text:p>n_y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_xy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kel</text:p>
          </table:table-cell>
          <table:table-cell office:value-type="string" calcext:value-type="string">
            <text:p>5°-Schritte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Optimierungsparameter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utationswahrscheinlichkeit 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taMaxLayerNum <text:s text:c="11"/>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LayerNum <text:s text:c="16"/>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LayerNum <text:s text:c="16"/></text:p>
          </table:table-cell>
          <table:table-cell/>
          <table:table-cell table:style-name="ce3" office:value-type="string" calcext:value-type="string">
            <text:p>MaxLayerNum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Generations <text:s text:c="13"/>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zEltern <text:s text:c="18"/>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zKinder <text:s text:c="18"/>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pGens <text:s text:c="19"/>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Auswertung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Anzahl mit min. Lagen</text:p>
          </table:table-cell>
          <table:table-cell table:style-name="ce2"/>
          <table:table-cell table:style-name="ce2" table:formula="of:=COUNTIF([.D35:.D54];&quot;=6&quot;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ax ZFW bei min Lagen</text:p>
          </table:table-cell>
          <table:table-cell table:style-name="ce2"/>
          <table:table-cell table:style-name="ce2" table:formula="of:=MAX([.I35:.I54])" office:value-type="float" office:value="1.11058838908752" calcext:value-type="float">
            <text:p>1,110588389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ttlerer ZFW bei min Lagen</text:p>
          </table:table-cell>
          <table:table-cell table:style-name="ce2"/>
          <table:table-cell table:style-name="ce2" table:formula="of:=AVERAGE([.I35:.I54])" office:value-type="float" office:value="1.09015200479776" calcext:value-type="float">
            <text:p>1,090152004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n Generationsanzahl</text:p>
          </table:table-cell>
          <table:table-cell table:style-name="ce2"/>
          <table:table-cell table:style-name="ce2" table:formula="of:=MIN([.J35:.J54])" office:value-type="float" office:value="3525" calcext:value-type="float">
            <text:p>352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ttlere Generationsanzahl</text:p>
          </table:table-cell>
          <table:table-cell table:style-name="ce2"/>
          <table:table-cell table:style-name="ce4" table:formula="of:=AVERAGE([.J35:.J54])" office:value-type="float" office:value="10163.4705882353" calcext:value-type="float">
            <text:p>1016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Ergebnisse mit max ZFW bei min Lagen</text:p>
          </table:table-cell>
          <table:table-cell table:style-name="ce2"/>
          <table:table-cell table:style-name="ce2" table:formula="of:=COUNTIF([.I35:.I54];[.C27])" office:value-type="float" office:value="9" calcext:value-type="float">
            <text:p>9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Optimierung</text:p>
          </table:table-cell>
          <table:table-cell office:value-type="string" calcext:value-type="string">
            <text:p>max. Gen</text:p>
          </table:table-cell>
          <table:table-cell office:value-type="string" calcext:value-type="string">
            <text:p>min. Res-fak.</text:p>
          </table:table-cell>
          <table:table-cell office:value-type="string" calcext:value-type="string">
            <text:p>Anzahl Lagen</text:p>
          </table:table-cell>
          <table:table-cell office:value-type="string" calcext:value-type="string">
            <text:p>Lagenaufbau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33" calcext:value-type="float">
            <text:p>9833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35]=6;[.C35];&quot;&quot;)" office:value-type="float" office:value="1.11058838908752" calcext:value-type="float">
            <text:p>1,1105883891</text:p>
          </table:table-cell>
          <table:table-cell table:formula="of:=IF([.D35]=6;[.B35];&quot;&quot;)" office:value-type="float" office:value="9833" calcext:value-type="float">
            <text:p>98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07" calcext:value-type="float">
            <text:p>13207</text:p>
          </table:table-cell>
          <table:table-cell office:value-type="float" office:value="1.0831430166032" calcext:value-type="float">
            <text:p>1,08314301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5/75/25/40/-25]&lt;/html&gt;</text:p>
          </table:table-cell>
          <table:table-cell table:number-columns-repeated="3"/>
          <table:table-cell table:formula="of:=IF([.D36]=6;[.C36];&quot;&quot;)" office:value-type="float" office:value="1.0831430166032" calcext:value-type="float">
            <text:p>1,0831430166</text:p>
          </table:table-cell>
          <table:table-cell table:formula="of:=IF([.D36]=6;[.B36];&quot;&quot;)" office:value-type="float" office:value="13207" calcext:value-type="float">
            <text:p>132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390" calcext:value-type="float">
            <text:p>14390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37]=6;[.C37];&quot;&quot;)" office:value-type="float" office:value="1.11058838908752" calcext:value-type="float">
            <text:p>1,1105883891</text:p>
          </table:table-cell>
          <table:table-cell table:formula="of:=IF([.D37]=6;[.B37];&quot;&quot;)" office:value-type="float" office:value="14390" calcext:value-type="float">
            <text:p>143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54" calcext:value-type="float">
            <text:p>7954</text:p>
          </table:table-cell>
          <table:table-cell office:value-type="float" office:value="1.30212734340498" calcext:value-type="float">
            <text:p>1,30212734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-30/25/70/&lt;U&gt;35&lt;/U&gt;]&lt;sub&gt;S&lt;/sub&gt;&lt;/html&gt;</text:p>
          </table:table-cell>
          <table:table-cell table:number-columns-repeated="3"/>
          <table:table-cell table:formula="of:=IF([.D38]=6;[.C38];&quot;&quot;)">
            <text:p/>
          </table:table-cell>
          <table:table-cell table:formula="of:=IF([.D38]=6;[.B38]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80" calcext:value-type="float">
            <text:p>4980</text:p>
          </table:table-cell>
          <table:table-cell office:value-type="float" office:value="1.04963538921801" calcext:value-type="float">
            <text:p>1,0496353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35/-20/30/65/-30/30]&lt;/html&gt;</text:p>
          </table:table-cell>
          <table:table-cell table:number-columns-repeated="3"/>
          <table:table-cell table:formula="of:=IF([.D39]=6;[.C39];&quot;&quot;)" office:value-type="float" office:value="1.04963538921801" calcext:value-type="float">
            <text:p>1,0496353892</text:p>
          </table:table-cell>
          <table:table-cell table:formula="of:=IF([.D39]=6;[.B39];&quot;&quot;)" office:value-type="float" office:value="4980" calcext:value-type="float">
            <text:p>49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74" calcext:value-type="float">
            <text:p>9274</text:p>
          </table:table-cell>
          <table:table-cell office:value-type="float" office:value="1.07182329106409" calcext:value-type="float">
            <text:p>1,07182329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25/25/45/70/25/-30]&lt;/html&gt;</text:p>
          </table:table-cell>
          <table:table-cell table:number-columns-repeated="3"/>
          <table:table-cell table:formula="of:=IF([.D40]=6;[.C40];&quot;&quot;)" office:value-type="float" office:value="1.07182329106409" calcext:value-type="float">
            <text:p>1,0718232911</text:p>
          </table:table-cell>
          <table:table-cell table:formula="of:=IF([.D40]=6;[.B40];&quot;&quot;)" office:value-type="float" office:value="9274" calcext:value-type="float">
            <text:p>92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03" calcext:value-type="float">
            <text:p>12603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1]=6;[.C41];&quot;&quot;)" office:value-type="float" office:value="1.11058838908752" calcext:value-type="float">
            <text:p>1,1105883891</text:p>
          </table:table-cell>
          <table:table-cell table:formula="of:=IF([.D41]=6;[.B41];&quot;&quot;)" office:value-type="float" office:value="12603" calcext:value-type="float">
            <text:p>126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379" calcext:value-type="float">
            <text:p>15379</text:p>
          </table:table-cell>
          <table:table-cell office:value-type="float" office:value="1.04963538921801" calcext:value-type="float">
            <text:p>1,0496353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30/-30/65/30/-20/35]&lt;/html&gt;</text:p>
          </table:table-cell>
          <table:table-cell table:number-columns-repeated="3"/>
          <table:table-cell table:formula="of:=IF([.D42]=6;[.C42];&quot;&quot;)" office:value-type="float" office:value="1.04963538921801" calcext:value-type="float">
            <text:p>1,0496353892</text:p>
          </table:table-cell>
          <table:table-cell table:formula="of:=IF([.D42]=6;[.B42];&quot;&quot;)" office:value-type="float" office:value="15379" calcext:value-type="float">
            <text:p>153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25" calcext:value-type="float">
            <text:p>3525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3]=6;[.C43];&quot;&quot;)" office:value-type="float" office:value="1.11058838908752" calcext:value-type="float">
            <text:p>1,1105883891</text:p>
          </table:table-cell>
          <table:table-cell table:formula="of:=IF([.D43]=6;[.B43];&quot;&quot;)" office:value-type="float" office:value="3525" calcext:value-type="float">
            <text:p>35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31" calcext:value-type="float">
            <text:p>3831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4]=6;[.C44];&quot;&quot;)" office:value-type="float" office:value="1.11058838908752" calcext:value-type="float">
            <text:p>1,1105883891</text:p>
          </table:table-cell>
          <table:table-cell table:formula="of:=IF([.D44]=6;[.B44];&quot;&quot;)" office:value-type="float" office:value="3831" calcext:value-type="float">
            <text:p>38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73" calcext:value-type="float">
            <text:p>3573</text:p>
          </table:table-cell>
          <table:table-cell office:value-type="float" office:value="1.30212734340498" calcext:value-type="float">
            <text:p>1,30212734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-30/25/70/&lt;U&gt;35&lt;/U&gt;]&lt;sub&gt;S&lt;/sub&gt;&lt;/html&gt;</text:p>
          </table:table-cell>
          <table:table-cell table:number-columns-repeated="3"/>
          <table:table-cell table:formula="of:=IF([.D45]=6;[.C45];&quot;&quot;)">
            <text:p/>
          </table:table-cell>
          <table:table-cell table:formula="of:=IF([.D45]=6;[.B45];&quot;&quot;)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747" calcext:value-type="float">
            <text:p>17747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6]=6;[.C46];&quot;&quot;)" office:value-type="float" office:value="1.11058838908752" calcext:value-type="float">
            <text:p>1,1105883891</text:p>
          </table:table-cell>
          <table:table-cell table:formula="of:=IF([.D46]=6;[.B46];&quot;&quot;)" office:value-type="float" office:value="17747" calcext:value-type="float">
            <text:p>177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58" calcext:value-type="float">
            <text:p>14058</text:p>
          </table:table-cell>
          <table:table-cell office:value-type="float" office:value="1.04963538921801" calcext:value-type="float">
            <text:p>1,0496353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30/-30/65/30/-20/35]&lt;/html&gt;</text:p>
          </table:table-cell>
          <table:table-cell table:number-columns-repeated="3"/>
          <table:table-cell table:formula="of:=IF([.D47]=6;[.C47];&quot;&quot;)" office:value-type="float" office:value="1.04963538921801" calcext:value-type="float">
            <text:p>1,0496353892</text:p>
          </table:table-cell>
          <table:table-cell table:formula="of:=IF([.D47]=6;[.B47];&quot;&quot;)" office:value-type="float" office:value="14058" calcext:value-type="float">
            <text:p>140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49" calcext:value-type="float">
            <text:p>4949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8]=6;[.C48];&quot;&quot;)" office:value-type="float" office:value="1.11058838908752" calcext:value-type="float">
            <text:p>1,1105883891</text:p>
          </table:table-cell>
          <table:table-cell table:formula="of:=IF([.D48]=6;[.B48];&quot;&quot;)" office:value-type="float" office:value="4949" calcext:value-type="float">
            <text:p>49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52" calcext:value-type="float">
            <text:p>4552</text:p>
          </table:table-cell>
          <table:table-cell office:value-type="float" office:value="1.07906387284727" calcext:value-type="float">
            <text:p>1,07906387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5/80/35&lt;sub&gt;2&lt;/sub&gt;/-25]&lt;/html&gt;</text:p>
          </table:table-cell>
          <table:table-cell table:number-columns-repeated="3"/>
          <table:table-cell table:formula="of:=IF([.D49]=6;[.C49];&quot;&quot;)" office:value-type="float" office:value="1.07906387284727" calcext:value-type="float">
            <text:p>1,0790638728</text:p>
          </table:table-cell>
          <table:table-cell table:formula="of:=IF([.D49]=6;[.B49];&quot;&quot;)" office:value-type="float" office:value="4552" calcext:value-type="float">
            <text:p>45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91" calcext:value-type="float">
            <text:p>6891</text:p>
          </table:table-cell>
          <table:table-cell office:value-type="float" office:value="1.0831430166032" calcext:value-type="float">
            <text:p>1,08314301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5/75/25/40/-25]&lt;/html&gt;</text:p>
          </table:table-cell>
          <table:table-cell table:number-columns-repeated="3"/>
          <table:table-cell table:formula="of:=IF([.D50]=6;[.C50];&quot;&quot;)" office:value-type="float" office:value="1.0831430166032" calcext:value-type="float">
            <text:p>1,0831430166</text:p>
          </table:table-cell>
          <table:table-cell table:formula="of:=IF([.D50]=6;[.B50];&quot;&quot;)" office:value-type="float" office:value="6891" calcext:value-type="float">
            <text:p>68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846" calcext:value-type="float">
            <text:p>13846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51]=6;[.C51];&quot;&quot;)" office:value-type="float" office:value="1.11058838908752" calcext:value-type="float">
            <text:p>1,1105883891</text:p>
          </table:table-cell>
          <table:table-cell table:formula="of:=IF([.D51]=6;[.B51];&quot;&quot;)" office:value-type="float" office:value="13846" calcext:value-type="float">
            <text:p>138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804" calcext:value-type="float">
            <text:p>7804</text:p>
          </table:table-cell>
          <table:table-cell office:value-type="float" office:value="1.32219025470645" calcext:value-type="float">
            <text:p>1,32219025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75/30/-30/&lt;U&gt;30&lt;/U&gt;]&lt;sub&gt;S&lt;/sub&gt;&lt;/html&gt;</text:p>
          </table:table-cell>
          <table:table-cell table:number-columns-repeated="3"/>
          <table:table-cell table:formula="of:=IF([.D52]=6;[.C52];&quot;&quot;)">
            <text:p/>
          </table:table-cell>
          <table:table-cell table:formula="of:=IF([.D52]=6;[.B52];&quot;&quot;)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6" calcext:value-type="float">
            <text:p>18016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53]=6;[.C53];&quot;&quot;)" office:value-type="float" office:value="1.11058838908752" calcext:value-type="float">
            <text:p>1,1105883891</text:p>
          </table:table-cell>
          <table:table-cell table:formula="of:=IF([.D53]=6;[.B53];&quot;&quot;)" office:value-type="float" office:value="18016" calcext:value-type="float">
            <text:p>180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98" calcext:value-type="float">
            <text:p>5698</text:p>
          </table:table-cell>
          <table:table-cell office:value-type="float" office:value="1.07120921500242" calcext:value-type="float">
            <text:p>1,0712092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5/75/25]&lt;sub&gt;S&lt;/sub&gt;&lt;/html&gt;</text:p>
          </table:table-cell>
          <table:table-cell table:number-columns-repeated="3"/>
          <table:table-cell table:formula="of:=IF([.D54]=6;[.C54];&quot;&quot;)" office:value-type="float" office:value="1.07120921500242" calcext:value-type="float">
            <text:p>1,071209215</text:p>
          </table:table-cell>
          <table:table-cell table:formula="of:=IF([.D54]=6;[.B54];&quot;&quot;)" office:value-type="float" office:value="5698" calcext:value-type="float">
            <text:p>5698</text:p>
          </table:table-cell>
        </table:table-row>
      </table:table>
      <table:table table:name="Tabell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blemstellung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C-'T300' | EP-'-'</text:p>
          </table:table-cell>
          <table:table-cell office:value-type="string" calcext:value-type="string">
            <text:p>(E_par = 181000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agenskriterium</text:p>
          </table:table-cell>
          <table:table-cell office:value-type="string" calcext:value-type="string">
            <text:p>Pu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cke</text:p>
          </table:table-cell>
          <table:table-cell office:value-type="float" office:value="0.125" calcext:value-type="float">
            <text:p>0,12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triktion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echnung 1</text:p>
          </table:table-cell>
          <table:table-cell office:value-type="string" calcext:value-type="string">
            <text:p>n_x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echnung 2</text:p>
          </table:table-cell>
          <table:table-cell office:value-type="string" calcext:value-type="string">
            <text:p>n_y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_xy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kel</text:p>
          </table:table-cell>
          <table:table-cell office:value-type="string" calcext:value-type="string">
            <text:p>5°-Schritte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Optimierungsparameter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utationswahrscheinlichkeit 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taMaxLayerNum <text:s text:c="11"/>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LayerNum <text:s text:c="16"/>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LayerNum <text:s text:c="16"/></text:p>
          </table:table-cell>
          <table:table-cell/>
          <table:table-cell table:style-name="ce3" office:value-type="string" calcext:value-type="string">
            <text:p>berechn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Generations <text:s text:c="13"/>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zEltern <text:s text:c="18"/>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zKinder <text:s text:c="18"/>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pGens <text:s text:c="19"/>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Auswertung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Anzahl mit min, Lagen</text:p>
          </table:table-cell>
          <table:table-cell table:style-name="ce2"/>
          <table:table-cell table:style-name="ce2" table:formula="of:=COUNTIF([.D35:.D54];&quot;=6&quot;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ax ZFW bei min Lagen</text:p>
          </table:table-cell>
          <table:table-cell table:style-name="ce2"/>
          <table:table-cell table:style-name="ce2" table:formula="of:=MAX([.I35:.I54])" office:value-type="float" office:value="1.11058838908752" calcext:value-type="float">
            <text:p>1,110588389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ttlerer ZFW bei min Lagen</text:p>
          </table:table-cell>
          <table:table-cell table:style-name="ce2"/>
          <table:table-cell table:style-name="ce2" table:formula="of:=AVERAGE([.I35:.I54])" office:value-type="float" office:value="1.05986833528731" calcext:value-type="float">
            <text:p>1,059868335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n Generationsanzahl</text:p>
          </table:table-cell>
          <table:table-cell table:style-name="ce2"/>
          <table:table-cell table:style-name="ce2" table:formula="of:=MIN([.J35:.J54])"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ttlere Generationsanzahl</text:p>
          </table:table-cell>
          <table:table-cell table:style-name="ce2"/>
          <table:table-cell table:style-name="ce4" table:formula="of:=AVERAGE([.J35:.J54])" office:value-type="float" office:value="12055.75" calcext:value-type="float">
            <text:p>1205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Ergebnisse mit max ZFW bei min Lagen</text:p>
          </table:table-cell>
          <table:table-cell table:style-name="ce2"/>
          <table:table-cell table:style-name="ce2" table:formula="of:=COUNTIF([.I35:.I54];[.C27])"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Optimierung</text:p>
          </table:table-cell>
          <table:table-cell office:value-type="string" calcext:value-type="string">
            <text:p>max, Gen</text:p>
          </table:table-cell>
          <table:table-cell office:value-type="string" calcext:value-type="string">
            <text:p>min, Res-fak,</text:p>
          </table:table-cell>
          <table:table-cell office:value-type="string" calcext:value-type="string">
            <text:p>Anzahl Lagen</text:p>
          </table:table-cell>
          <table:table-cell office:value-type="string" calcext:value-type="string">
            <text:p>Lagenaufbau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83" calcext:value-type="float">
            <text:p>3583</text:p>
          </table:table-cell>
          <table:table-cell office:value-type="float" office:value="1.02386472328271" calcext:value-type="float">
            <text:p>1,02386472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70/25/-30/-35/20/65]&lt;/html&gt;</text:p>
          </table:table-cell>
          <table:table-cell table:number-columns-repeated="3"/>
          <table:table-cell table:formula="of:=IF([.D35]=6;[.C35];&quot;&quot;)" office:value-type="float" office:value="1.02386472328271" calcext:value-type="float">
            <text:p>1,0238647233</text:p>
          </table:table-cell>
          <table:table-cell table:formula="of:=IF([.D35]=6;[.B35];&quot;&quot;)"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1.04047290817019" calcext:value-type="float">
            <text:p>1,04047290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60/20/-30]&lt;sub&gt;S&lt;/sub&gt;&lt;/html&gt;</text:p>
          </table:table-cell>
          <table:table-cell table:number-columns-repeated="3"/>
          <table:table-cell table:formula="of:=IF([.D36]=6;[.C36];&quot;&quot;)" office:value-type="float" office:value="1.04047290817019" calcext:value-type="float">
            <text:p>1,0404729082</text:p>
          </table:table-cell>
          <table:table-cell table:formula="of:=IF([.D36]=6;[.B36];&quot;&quot;)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75" calcext:value-type="float">
            <text:p>13075</text:p>
          </table:table-cell>
          <table:table-cell office:value-type="float" office:value="1.30212734340498" calcext:value-type="float">
            <text:p>1,30212734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-30/25/70/&lt;U&gt;35&lt;/U&gt;]&lt;sub&gt;S&lt;/sub&gt;&lt;/html&gt;</text:p>
          </table:table-cell>
          <table:table-cell table:number-columns-repeated="3"/>
          <table:table-cell table:formula="of:=IF([.D37]=6;[.C37];&quot;&quot;)">
            <text:p/>
          </table:table-cell>
          <table:table-cell table:formula="of:=IF([.D37]=6;[.B37];&quot;&quot;)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994" calcext:value-type="float">
            <text:p>11994</text:p>
          </table:table-cell>
          <table:table-cell office:value-type="float" office:value="1.29983391371613" calcext:value-type="float">
            <text:p>1,29983391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30/70/-30/&lt;U&gt;25&lt;/U&gt;]&lt;sub&gt;S&lt;/sub&gt;&lt;/html&gt;</text:p>
          </table:table-cell>
          <table:table-cell table:number-columns-repeated="3"/>
          <table:table-cell table:formula="of:=IF([.D38]=6;[.C38];&quot;&quot;)">
            <text:p/>
          </table:table-cell>
          <table:table-cell table:formula="of:=IF([.D38]=6;[.B38]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762" calcext:value-type="float">
            <text:p>18762</text:p>
          </table:table-cell>
          <table:table-cell office:value-type="float" office:value="1.04131429854934" calcext:value-type="float">
            <text:p>1,04131429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25/-30/70]&lt;sub&gt;S&lt;/sub&gt;&lt;/html&gt;</text:p>
          </table:table-cell>
          <table:table-cell table:number-columns-repeated="3"/>
          <table:table-cell table:formula="of:=IF([.D39]=6;[.C39];&quot;&quot;)" office:value-type="float" office:value="1.04131429854934" calcext:value-type="float">
            <text:p>1,0413142985</text:p>
          </table:table-cell>
          <table:table-cell table:formula="of:=IF([.D39]=6;[.B39];&quot;&quot;)" office:value-type="float" office:value="18762" calcext:value-type="float">
            <text:p>187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37" calcext:value-type="float">
            <text:p>4137</text:p>
          </table:table-cell>
          <table:table-cell office:value-type="float" office:value="1.32219025470645" calcext:value-type="float">
            <text:p>1,32219025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-30/75/30/&lt;U&gt;30&lt;/U&gt;]&lt;sub&gt;S&lt;/sub&gt;&lt;/html&gt;</text:p>
          </table:table-cell>
          <table:table-cell table:number-columns-repeated="3"/>
          <table:table-cell table:formula="of:=IF([.D40]=6;[.C40];&quot;&quot;)">
            <text:p/>
          </table:table-cell>
          <table:table-cell table:formula="of:=IF([.D40]=6;[.B40];&quot;&quot;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629" calcext:value-type="float">
            <text:p>18629</text:p>
          </table:table-cell>
          <table:table-cell office:value-type="float" office:value="1.07102365799689" calcext:value-type="float">
            <text:p>1,0710236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25/30/40/80/30/-30]&lt;/html&gt;</text:p>
          </table:table-cell>
          <table:table-cell table:number-columns-repeated="3"/>
          <table:table-cell table:formula="of:=IF([.D41]=6;[.C41];&quot;&quot;)" office:value-type="float" office:value="1.07102365799689" calcext:value-type="float">
            <text:p>1,071023658</text:p>
          </table:table-cell>
          <table:table-cell table:formula="of:=IF([.D41]=6;[.B41];&quot;&quot;)" office:value-type="float" office:value="18629" calcext:value-type="float">
            <text:p>186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40" calcext:value-type="float">
            <text:p>5940</text:p>
          </table:table-cell>
          <table:table-cell office:value-type="float" office:value="1.32219025470645" calcext:value-type="float">
            <text:p>1,32219025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75/30/-30/&lt;U&gt;30&lt;/U&gt;]&lt;sub&gt;S&lt;/sub&gt;&lt;/html&gt;</text:p>
          </table:table-cell>
          <table:table-cell table:number-columns-repeated="3"/>
          <table:table-cell table:formula="of:=IF([.D42]=6;[.C42];&quot;&quot;)">
            <text:p/>
          </table:table-cell>
          <table:table-cell table:formula="of:=IF([.D42]=6;[.B42];&quot;&quot;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361" calcext:value-type="float">
            <text:p>12361</text:p>
          </table:table-cell>
          <table:table-cell office:value-type="float" office:value="1.07102365799689" calcext:value-type="float">
            <text:p>1,071023658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&lt;html&gt;[-25/30/40/80/30/-30]&lt;/html&gt;</text:p>
          </table:table-cell>
          <table:table-cell table:number-columns-repeated="3"/>
          <table:table-cell table:formula="of:=IF([.D43]=6;[.C43];&quot;&quot;)" office:value-type="float" office:value="1.07102365799689" calcext:value-type="float">
            <text:p>1,071023658</text:p>
          </table:table-cell>
          <table:table-cell table:formula="of:=IF([.D43]=6;[.B43];&quot;&quot;)" office:value-type="float" office:value="12361" calcext:value-type="float">
            <text:p>123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70" calcext:value-type="float">
            <text:p>16270</text:p>
          </table:table-cell>
          <table:table-cell office:value-type="float" office:value="1.28840441453404" calcext:value-type="float">
            <text:p>1,28840441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25/-30/70/&lt;U&gt;30&lt;/U&gt;]&lt;sub&gt;S&lt;/sub&gt;&lt;/html&gt;</text:p>
          </table:table-cell>
          <table:table-cell table:number-columns-repeated="3"/>
          <table:table-cell table:formula="of:=IF([.D44]=6;[.C44];&quot;&quot;)">
            <text:p/>
          </table:table-cell>
          <table:table-cell table:formula="of:=IF([.D44]=6;[.B44];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454" calcext:value-type="float">
            <text:p>11454</text:p>
          </table:table-cell>
          <table:table-cell office:value-type="float" office:value="1.32219025470645" calcext:value-type="float">
            <text:p>1,32219025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75/30/-30/&lt;U&gt;30&lt;/U&gt;]&lt;sub&gt;S&lt;/sub&gt;&lt;/html&gt;</text:p>
          </table:table-cell>
          <table:table-cell table:number-columns-repeated="3"/>
          <table:table-cell table:formula="of:=IF([.D45]=6;[.C45];&quot;&quot;)">
            <text:p/>
          </table:table-cell>
          <table:table-cell table:formula="of:=IF([.D45]=6;[.B45];&quot;&quot;)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502" calcext:value-type="float">
            <text:p>19502</text:p>
          </table:table-cell>
          <table:table-cell office:value-type="float" office:value="1.07102365799689" calcext:value-type="float">
            <text:p>1,0710236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25/30/40/80/30/-30]&lt;/html&gt;</text:p>
          </table:table-cell>
          <table:table-cell table:number-columns-repeated="3"/>
          <table:table-cell table:formula="of:=IF([.D46]=6;[.C46];&quot;&quot;)" office:value-type="float" office:value="1.07102365799689" calcext:value-type="float">
            <text:p>1,071023658</text:p>
          </table:table-cell>
          <table:table-cell table:formula="of:=IF([.D46]=6;[.B46];&quot;&quot;)" office:value-type="float" office:value="19502" calcext:value-type="float">
            <text:p>195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46" calcext:value-type="float">
            <text:p>7946</text:p>
          </table:table-cell>
          <table:table-cell office:value-type="float" office:value="1.32219025470645" calcext:value-type="float">
            <text:p>1,32219025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30/75/-30/&lt;U&gt;30&lt;/U&gt;]&lt;sub&gt;S&lt;/sub&gt;&lt;/html&gt;</text:p>
          </table:table-cell>
          <table:table-cell table:number-columns-repeated="3"/>
          <table:table-cell table:formula="of:=IF([.D47]=6;[.C47];&quot;&quot;)">
            <text:p/>
          </table:table-cell>
          <table:table-cell table:formula="of:=IF([.D47]=6;[.B47];&quot;&quot;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55" calcext:value-type="float">
            <text:p>4755</text:p>
          </table:table-cell>
          <table:table-cell office:value-type="float" office:value="1.32219025470645" calcext:value-type="float">
            <text:p>1,32219025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30/-30/75/&lt;U&gt;30&lt;/U&gt;]&lt;sub&gt;S&lt;/sub&gt;&lt;/html&gt;</text:p>
          </table:table-cell>
          <table:table-cell table:number-columns-repeated="3"/>
          <table:table-cell table:formula="of:=IF([.D48]=6;[.C48];&quot;&quot;)">
            <text:p/>
          </table:table-cell>
          <table:table-cell table:formula="of:=IF([.D48]=6;[.B48];&quot;&quot;)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80" calcext:value-type="float">
            <text:p>7280</text:p>
          </table:table-cell>
          <table:table-cell office:value-type="float" office:value="1.32219025470645" calcext:value-type="float">
            <text:p>1,32219025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30/75/-30/&lt;U&gt;30&lt;/U&gt;]&lt;sub&gt;S&lt;/sub&gt;&lt;/html&gt;</text:p>
          </table:table-cell>
          <table:table-cell table:number-columns-repeated="3"/>
          <table:table-cell table:formula="of:=IF([.D49]=6;[.C49];&quot;&quot;)">
            <text:p/>
          </table:table-cell>
          <table:table-cell table:formula="of:=IF([.D49]=6;[.B49];&quot;&quot;)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091" calcext:value-type="float">
            <text:p>14091</text:p>
          </table:table-cell>
          <table:table-cell office:value-type="float" office:value="1.30212734340498" calcext:value-type="float">
            <text:p>1,30212734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25/-30/70/&lt;U&gt;35&lt;/U&gt;]&lt;sub&gt;S&lt;/sub&gt;&lt;/html&gt;</text:p>
          </table:table-cell>
          <table:table-cell table:number-columns-repeated="3"/>
          <table:table-cell table:formula="of:=IF([.D50]=6;[.C50];&quot;&quot;)">
            <text:p/>
          </table:table-cell>
          <table:table-cell table:formula="of:=IF([.D50]=6;[.B50];&quot;&quot;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41" calcext:value-type="float">
            <text:p>4441</text:p>
          </table:table-cell>
          <table:table-cell office:value-type="float" office:value="1.04963538921801" calcext:value-type="float">
            <text:p>1,0496353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35/-20/30/65/-30/30]&lt;/html&gt;</text:p>
          </table:table-cell>
          <table:table-cell table:number-columns-repeated="3"/>
          <table:table-cell table:formula="of:=IF([.D51]=6;[.C51];&quot;&quot;)" office:value-type="float" office:value="1.04963538921801" calcext:value-type="float">
            <text:p>1,0496353892</text:p>
          </table:table-cell>
          <table:table-cell table:formula="of:=IF([.D51]=6;[.B51];&quot;&quot;)" office:value-type="float" office:value="4441" calcext:value-type="float">
            <text:p>44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39" calcext:value-type="float">
            <text:p>9139</text:p>
          </table:table-cell>
          <table:table-cell office:value-type="float" office:value="1.30212734340498" calcext:value-type="float">
            <text:p>1,30212734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-30/25/70/&lt;U&gt;35&lt;/U&gt;]&lt;sub&gt;S&lt;/sub&gt;&lt;/html&gt;</text:p>
          </table:table-cell>
          <table:table-cell table:number-columns-repeated="3"/>
          <table:table-cell table:formula="of:=IF([.D52]=6;[.C52];&quot;&quot;)">
            <text:p/>
          </table:table-cell>
          <table:table-cell table:formula="of:=IF([.D52]=6;[.B52];&quot;&quot;)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18" calcext:value-type="float">
            <text:p>7218</text:p>
          </table:table-cell>
          <table:table-cell office:value-type="float" office:value="1.32219025470645" calcext:value-type="float">
            <text:p>1,32219025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75/-30/30/&lt;U&gt;30&lt;/U&gt;]&lt;sub&gt;S&lt;/sub&gt;&lt;/html&gt;</text:p>
          </table:table-cell>
          <table:table-cell table:number-columns-repeated="3"/>
          <table:table-cell table:formula="of:=IF([.D53]=6;[.C53];&quot;&quot;)">
            <text:p/>
          </table:table-cell>
          <table:table-cell table:formula="of:=IF([.D53]=6;[.B53];&quot;&quot;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771" calcext:value-type="float">
            <text:p>18771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25/35/30/75/30/-30]&lt;/html&gt;</text:p>
          </table:table-cell>
          <table:table-cell table:number-columns-repeated="3"/>
          <table:table-cell table:formula="of:=IF([.D54]=6;[.C54];&quot;&quot;)" office:value-type="float" office:value="1.11058838908752" calcext:value-type="float">
            <text:p>1,1105883891</text:p>
          </table:table-cell>
          <table:table-cell table:formula="of:=IF([.D54]=6;[.B54];&quot;&quot;)" office:value-type="float" office:value="18771" calcext:value-type="float">
            <text:p>18771</text:p>
          </table:table-cell>
        </table:table-row>
      </table:table>
      <table:table table:name="Tabelle3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blemstellung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C-'T300' | EP-'-'</text:p>
          </table:table-cell>
          <table:table-cell office:value-type="string" calcext:value-type="string">
            <text:p>(E_par = 181000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agenskriterium</text:p>
          </table:table-cell>
          <table:table-cell office:value-type="string" calcext:value-type="string">
            <text:p>Pu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cke</text:p>
          </table:table-cell>
          <table:table-cell office:value-type="float" office:value="0.125" calcext:value-type="float">
            <text:p>0,12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triktion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echnung 1</text:p>
          </table:table-cell>
          <table:table-cell office:value-type="string" calcext:value-type="string">
            <text:p>n_x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echnung 2</text:p>
          </table:table-cell>
          <table:table-cell office:value-type="string" calcext:value-type="string">
            <text:p>n_y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_xy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kel</text:p>
          </table:table-cell>
          <table:table-cell office:value-type="string" calcext:value-type="string">
            <text:p>5°-Schritte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Optimierungsparameter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utationswahrscheinlichkeit 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ohne neue Population bei Änderung der maximalen Lagenanzah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taMaxLayerNum <text:s text:c="11"/>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LayerNum <text:s text:c="16"/>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LayerNum <text:s text:c="16"/></text:p>
          </table:table-cell>
          <table:table-cell/>
          <table:table-cell table:style-name="ce3" office:value-type="string" calcext:value-type="string">
            <text:p>berechn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Generations <text:s text:c="13"/>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zEltern <text:s text:c="18"/>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zKinder <text:s text:c="18"/>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pGens <text:s text:c="19"/>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Auswertung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Anzahl mit min, Lagen</text:p>
          </table:table-cell>
          <table:table-cell table:style-name="ce2"/>
          <table:table-cell table:style-name="ce2" table:formula="of:=COUNTIF([.D35:.D54];&quot;=6&quot;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ax ZFW bei min Lagen</text:p>
          </table:table-cell>
          <table:table-cell table:style-name="ce2"/>
          <table:table-cell table:style-name="ce2" table:formula="of:=MAX([.I35:.I54])" office:value-type="float" office:value="1.04963538921801" calcext:value-type="float">
            <text:p>1,049635389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ttlerer ZFW bei min Lagen</text:p>
          </table:table-cell>
          <table:table-cell table:style-name="ce2"/>
          <table:table-cell table:style-name="ce2" table:formula="of:=AVERAGE([.I35:.I54])" office:value-type="float" office:value="1.03403251552983" calcext:value-type="float">
            <text:p>1,034032515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n Generationsanzahl</text:p>
          </table:table-cell>
          <table:table-cell table:style-name="ce2"/>
          <table:table-cell table:style-name="ce2" table:formula="of:=MIN([.J35:.J54])" office:value-type="float" office:value="2683" calcext:value-type="float">
            <text:p>268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ttlere Generationsanzahl</text:p>
          </table:table-cell>
          <table:table-cell table:style-name="ce2"/>
          <table:table-cell table:style-name="ce4" table:formula="of:=AVERAGE([.J35:.J54])" office:value-type="float" office:value="8110.6" calcext:value-type="float">
            <text:p>811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Ergebnisse mit max ZFW bei min Lagen</text:p>
          </table:table-cell>
          <table:table-cell table:style-name="ce2"/>
          <table:table-cell table:style-name="ce2" table:formula="of:=COUNTIF([.I35:.I54];[.C27])"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Optimierung</text:p>
          </table:table-cell>
          <table:table-cell office:value-type="string" calcext:value-type="string">
            <text:p>max, Gen</text:p>
          </table:table-cell>
          <table:table-cell office:value-type="string" calcext:value-type="string">
            <text:p>min, Res-fak,</text:p>
          </table:table-cell>
          <table:table-cell office:value-type="string" calcext:value-type="string">
            <text:p>Anzahl Lagen</text:p>
          </table:table-cell>
          <table:table-cell office:value-type="string" calcext:value-type="string">
            <text:p>Lagenaufbau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50" calcext:value-type="float">
            <text:p>5850</text:p>
          </table:table-cell>
          <table:table-cell office:value-type="float" office:value="1.28877525583322" calcext:value-type="float">
            <text:p>1,28877525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25/-30/75/&lt;U&gt;40&lt;/U&gt;]&lt;sub&gt;S&lt;/sub&gt;&lt;/html&gt;</text:p>
          </table:table-cell>
          <table:table-cell table:number-columns-repeated="3"/>
          <table:table-cell table:formula="of:=IF([.D35]=6;[.C35];&quot;&quot;)">
            <text:p/>
          </table:table-cell>
          <table:table-cell table:formula="of:=IF([.D35]=6;[.B35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30" calcext:value-type="float">
            <text:p>13930</text:p>
          </table:table-cell>
          <table:table-cell office:value-type="float" office:value="1.01528971839678" calcext:value-type="float">
            <text:p>1,01528971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65/-30/25]&lt;sub&gt;S&lt;/sub&gt;&lt;/html&gt;</text:p>
          </table:table-cell>
          <table:table-cell table:number-columns-repeated="3"/>
          <table:table-cell table:formula="of:=IF([.D36]=6;[.C36];&quot;&quot;)" office:value-type="float" office:value="1.01528971839678" calcext:value-type="float">
            <text:p>1,0152897184</text:p>
          </table:table-cell>
          <table:table-cell table:formula="of:=IF([.D36]=6;[.B36];&quot;&quot;)" office:value-type="float" office:value="13930" calcext:value-type="float">
            <text:p>139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02" calcext:value-type="float">
            <text:p>8602</text:p>
          </table:table-cell>
          <table:table-cell office:value-type="float" office:value="1.30175210204706" calcext:value-type="float">
            <text:p>1,3017521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-25/35/30/&lt;U&gt;75&lt;/U&gt;]&lt;sub&gt;S&lt;/sub&gt;&lt;/html&gt;</text:p>
          </table:table-cell>
          <table:table-cell table:number-columns-repeated="3"/>
          <table:table-cell table:formula="of:=IF([.D37]=6;[.C37];&quot;&quot;)">
            <text:p/>
          </table:table-cell>
          <table:table-cell table:formula="of:=IF([.D37]=6;[.B37];&quot;&quot;)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83" calcext:value-type="float">
            <text:p>2683</text:p>
          </table:table-cell>
          <table:table-cell office:value-type="float" office:value="1.04089983858145" calcext:value-type="float">
            <text:p>1,04089983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35/-20/35/70/-30/30]&lt;/html&gt;</text:p>
          </table:table-cell>
          <table:table-cell table:number-columns-repeated="3"/>
          <table:table-cell table:formula="of:=IF([.D38]=6;[.C38];&quot;&quot;)" office:value-type="float" office:value="1.04089983858145" calcext:value-type="float">
            <text:p>1,0408998386</text:p>
          </table:table-cell>
          <table:table-cell table:formula="of:=IF([.D38]=6;[.B38];&quot;&quot;)" office:value-type="float" office:value="2683" calcext:value-type="float">
            <text:p>26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61" calcext:value-type="float">
            <text:p>9761</text:p>
          </table:table-cell>
          <table:table-cell office:value-type="float" office:value="1.04963538921801" calcext:value-type="float">
            <text:p>1,0496353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30/-30/65/30/-20/35]&lt;/html&gt;</text:p>
          </table:table-cell>
          <table:table-cell table:number-columns-repeated="3"/>
          <table:table-cell table:formula="of:=IF([.D39]=6;[.C39];&quot;&quot;)" office:value-type="float" office:value="1.04963538921801" calcext:value-type="float">
            <text:p>1,0496353892</text:p>
          </table:table-cell>
          <table:table-cell table:formula="of:=IF([.D39]=6;[.B39];&quot;&quot;)" office:value-type="float" office:value="9761" calcext:value-type="float">
            <text:p>97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520" calcext:value-type="float">
            <text:p>15520</text:p>
          </table:table-cell>
          <table:table-cell office:value-type="float" office:value="1.32219025470645" calcext:value-type="float">
            <text:p>1,32219025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-30/30/75/&lt;U&gt;30&lt;/U&gt;]&lt;sub&gt;S&lt;/sub&gt;&lt;/html&gt;</text:p>
          </table:table-cell>
          <table:table-cell table:number-columns-repeated="3"/>
          <table:table-cell table:formula="of:=IF([.D40]=6;[.C40];&quot;&quot;)">
            <text:p/>
          </table:table-cell>
          <table:table-cell table:formula="of:=IF([.D40]=6;[.B40];&quot;&quot;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94" calcext:value-type="float">
            <text:p>8394</text:p>
          </table:table-cell>
          <table:table-cell office:value-type="float" office:value="1.30175210204706" calcext:value-type="float">
            <text:p>1,3017521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30/-25/35/&lt;U&gt;75&lt;/U&gt;]&lt;sub&gt;S&lt;/sub&gt;&lt;/html&gt;</text:p>
          </table:table-cell>
          <table:table-cell table:number-columns-repeated="3"/>
          <table:table-cell table:formula="of:=IF([.D41]=6;[.C41];&quot;&quot;)">
            <text:p/>
          </table:table-cell>
          <table:table-cell table:formula="of:=IF([.D41]=6;[.B41];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86" calcext:value-type="float">
            <text:p>6686</text:p>
          </table:table-cell>
          <table:table-cell office:value-type="float" office:value="1.30175210204706" calcext:value-type="float">
            <text:p>1,3017521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-25/30/35/&lt;U&gt;75&lt;/U&gt;]&lt;sub&gt;S&lt;/sub&gt;&lt;/html&gt;</text:p>
          </table:table-cell>
          <table:table-cell table:number-columns-repeated="3"/>
          <table:table-cell table:formula="of:=IF([.D42]=6;[.C42];&quot;&quot;)">
            <text:p/>
          </table:table-cell>
          <table:table-cell table:formula="of:=IF([.D42]=6;[.B42];&quot;&quot;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648" calcext:value-type="float">
            <text:p>16648</text:p>
          </table:table-cell>
          <table:table-cell office:value-type="float" office:value="1.29983391371613" calcext:value-type="float">
            <text:p>1,2998339137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&lt;html&gt;[30/-30/70/&lt;U&gt;25&lt;/U&gt;]&lt;sub&gt;S&lt;/sub&gt;&lt;/html&gt;</text:p>
          </table:table-cell>
          <table:table-cell table:number-columns-repeated="3"/>
          <table:table-cell table:formula="of:=IF([.D43]=6;[.C43];&quot;&quot;)">
            <text:p/>
          </table:table-cell>
          <table:table-cell table:formula="of:=IF([.D43]=6;[.B43];&quot;&quot;)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25" calcext:value-type="float">
            <text:p>19125</text:p>
          </table:table-cell>
          <table:table-cell office:value-type="float" office:value="1.32219025470645" calcext:value-type="float">
            <text:p>1,32219025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30/-30/75/&lt;U&gt;30&lt;/U&gt;]&lt;sub&gt;S&lt;/sub&gt;&lt;/html&gt;</text:p>
          </table:table-cell>
          <table:table-cell table:number-columns-repeated="3"/>
          <table:table-cell table:formula="of:=IF([.D44]=6;[.C44];&quot;&quot;)">
            <text:p/>
          </table:table-cell>
          <table:table-cell table:formula="of:=IF([.D44]=6;[.B44];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752" calcext:value-type="float">
            <text:p>15752</text:p>
          </table:table-cell>
          <table:table-cell office:value-type="float" office:value="1.30212734340498" calcext:value-type="float">
            <text:p>1,30212734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70/-30/25/&lt;U&gt;35&lt;/U&gt;]&lt;sub&gt;S&lt;/sub&gt;&lt;/html&gt;</text:p>
          </table:table-cell>
          <table:table-cell table:number-columns-repeated="3"/>
          <table:table-cell table:formula="of:=IF([.D45]=6;[.C45];&quot;&quot;)">
            <text:p/>
          </table:table-cell>
          <table:table-cell table:formula="of:=IF([.D45]=6;[.B45];&quot;&quot;)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71" calcext:value-type="float">
            <text:p>7871</text:p>
          </table:table-cell>
          <table:table-cell office:value-type="float" office:value="1.30212734340498" calcext:value-type="float">
            <text:p>1,30212734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25/70/-30/&lt;U&gt;35&lt;/U&gt;]&lt;sub&gt;S&lt;/sub&gt;&lt;/html&gt;</text:p>
          </table:table-cell>
          <table:table-cell table:number-columns-repeated="3"/>
          <table:table-cell table:formula="of:=IF([.D46]=6;[.C46];&quot;&quot;)">
            <text:p/>
          </table:table-cell>
          <table:table-cell table:formula="of:=IF([.D46]=6;[.B46];&quot;&quot;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538" calcext:value-type="float">
            <text:p>13538</text:p>
          </table:table-cell>
          <table:table-cell office:value-type="float" office:value="1.27699626415398" calcext:value-type="float">
            <text:p>1,27699626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-30/25/65/&lt;U&gt;25&lt;/U&gt;]&lt;sub&gt;S&lt;/sub&gt;&lt;/html&gt;</text:p>
          </table:table-cell>
          <table:table-cell table:number-columns-repeated="3"/>
          <table:table-cell table:formula="of:=IF([.D47]=6;[.C47];&quot;&quot;)">
            <text:p/>
          </table:table-cell>
          <table:table-cell table:formula="of:=IF([.D47]=6;[.B47];&quot;&quot;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93" calcext:value-type="float">
            <text:p>4593</text:p>
          </table:table-cell>
          <table:table-cell office:value-type="float" office:value="1.30212734340498" calcext:value-type="float">
            <text:p>1,30212734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-30/70/25/&lt;U&gt;35&lt;/U&gt;]&lt;sub&gt;S&lt;/sub&gt;&lt;/html&gt;</text:p>
          </table:table-cell>
          <table:table-cell table:number-columns-repeated="3"/>
          <table:table-cell table:formula="of:=IF([.D48]=6;[.C48];&quot;&quot;)">
            <text:p/>
          </table:table-cell>
          <table:table-cell table:formula="of:=IF([.D48]=6;[.B48];&quot;&quot;)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54" calcext:value-type="float">
            <text:p>5954</text:p>
          </table:table-cell>
          <table:table-cell office:value-type="float" office:value="1.32219025470645" calcext:value-type="float">
            <text:p>1,32219025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30/-30/75/&lt;U&gt;30&lt;/U&gt;]&lt;sub&gt;S&lt;/sub&gt;&lt;/html&gt;</text:p>
          </table:table-cell>
          <table:table-cell table:number-columns-repeated="3"/>
          <table:table-cell table:formula="of:=IF([.D49]=6;[.C49];&quot;&quot;)">
            <text:p/>
          </table:table-cell>
          <table:table-cell table:formula="of:=IF([.D49]=6;[.B49];&quot;&quot;)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29" calcext:value-type="float">
            <text:p>3529</text:p>
          </table:table-cell>
          <table:table-cell office:value-type="float" office:value="1.04047290817019" calcext:value-type="float">
            <text:p>1,04047290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60/20/-30]&lt;sub&gt;S&lt;/sub&gt;&lt;/html&gt;</text:p>
          </table:table-cell>
          <table:table-cell table:number-columns-repeated="3"/>
          <table:table-cell table:formula="of:=IF([.D50]=6;[.C50];&quot;&quot;)" office:value-type="float" office:value="1.04047290817019" calcext:value-type="float">
            <text:p>1,0404729082</text:p>
          </table:table-cell>
          <table:table-cell table:formula="of:=IF([.D50]=6;[.B50];&quot;&quot;)" office:value-type="float" office:value="3529" calcext:value-type="float">
            <text:p>35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37" calcext:value-type="float">
            <text:p>7937</text:p>
          </table:table-cell>
          <table:table-cell office:value-type="float" office:value="1.30175210204706" calcext:value-type="float">
            <text:p>1,3017521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-25/30/35/&lt;U&gt;75&lt;/U&gt;]&lt;sub&gt;S&lt;/sub&gt;&lt;/html&gt;</text:p>
          </table:table-cell>
          <table:table-cell table:number-columns-repeated="3"/>
          <table:table-cell table:formula="of:=IF([.D51]=6;[.C51];&quot;&quot;)">
            <text:p/>
          </table:table-cell>
          <table:table-cell table:formula="of:=IF([.D51]=6;[.B51];&quot;&quot;)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650" calcext:value-type="float">
            <text:p>10650</text:p>
          </table:table-cell>
          <table:table-cell office:value-type="float" office:value="1.02386472328271" calcext:value-type="float">
            <text:p>1,02386472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65/20/-35/-30/25/70]&lt;/html&gt;</text:p>
          </table:table-cell>
          <table:table-cell table:number-columns-repeated="3"/>
          <table:table-cell table:formula="of:=IF([.D52]=6;[.C52];&quot;&quot;)" office:value-type="float" office:value="1.02386472328271" calcext:value-type="float">
            <text:p>1,0238647233</text:p>
          </table:table-cell>
          <table:table-cell table:formula="of:=IF([.D52]=6;[.B52];&quot;&quot;)" office:value-type="float" office:value="10650" calcext:value-type="float">
            <text:p>106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342" calcext:value-type="float">
            <text:p>14342</text:p>
          </table:table-cell>
          <table:table-cell office:value-type="float" office:value="1.32219025470645" calcext:value-type="float">
            <text:p>1,32219025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30/-30/75/&lt;U&gt;30&lt;/U&gt;]&lt;sub&gt;S&lt;/sub&gt;&lt;/html&gt;</text:p>
          </table:table-cell>
          <table:table-cell table:number-columns-repeated="3"/>
          <table:table-cell table:formula="of:=IF([.D53]=6;[.C53];&quot;&quot;)">
            <text:p/>
          </table:table-cell>
          <table:table-cell table:formula="of:=IF([.D53]=6;[.B53];&quot;&quot;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875" calcext:value-type="float">
            <text:p>11875</text:p>
          </table:table-cell>
          <table:table-cell office:value-type="float" office:value="1.29983391371613" calcext:value-type="float">
            <text:p>1,29983391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30/70/-30/&lt;U&gt;25&lt;/U&gt;]&lt;sub&gt;S&lt;/sub&gt;&lt;/html&gt;</text:p>
          </table:table-cell>
          <table:table-cell table:number-columns-repeated="3"/>
          <table:table-cell table:formula="of:=IF([.D54]=6;[.C54];&quot;&quot;)">
            <text:p/>
          </table:table-cell>
          <table:table-cell table:formula="of:=IF([.D54]=6;[.B54];&quot;&quot;)">
            <text:p/>
          </table:table-cell>
        </table:table-row>
      </table:table>
      <table:table table:name="Tabelle4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blemstellung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C-'T300' | EP-'-'</text:p>
          </table:table-cell>
          <table:table-cell office:value-type="string" calcext:value-type="string">
            <text:p>(E_par = 181000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agenskriterium</text:p>
          </table:table-cell>
          <table:table-cell office:value-type="string" calcext:value-type="string">
            <text:p>Pu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cke</text:p>
          </table:table-cell>
          <table:table-cell office:value-type="float" office:value="0.125" calcext:value-type="float">
            <text:p>0,12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triktion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echnung 1</text:p>
          </table:table-cell>
          <table:table-cell office:value-type="string" calcext:value-type="string">
            <text:p>n_x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echnung 2</text:p>
          </table:table-cell>
          <table:table-cell office:value-type="string" calcext:value-type="string">
            <text:p>n_y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_xy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kel</text:p>
          </table:table-cell>
          <table:table-cell office:value-type="string" calcext:value-type="string">
            <text:p>5°-Schritte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Optimierungsparameter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utationswahrscheinlichkeit </text:p>
          </table:table-cell>
          <table:table-cell/>
          <table:table-cell office:value-type="float" office:value="0.02" calcext:value-type="float">
            <text:p>0,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taMaxLayerNum <text:s text:c="11"/>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LayerNum <text:s text:c="16"/>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LayerNum <text:s text:c="16"/></text:p>
          </table:table-cell>
          <table:table-cell/>
          <table:table-cell table:style-name="ce3" office:value-type="string" calcext:value-type="string">
            <text:p>MaxLayerNum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Generations <text:s text:c="13"/>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zEltern <text:s text:c="18"/>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zKinder <text:s text:c="18"/>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pGens <text:s text:c="19"/>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Auswertung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Anzahl mit min. Lagen</text:p>
          </table:table-cell>
          <table:table-cell table:style-name="ce2"/>
          <table:table-cell table:style-name="ce2" table:formula="of:=COUNTIF([.D35:.D54];&quot;=6&quot;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ax ZFW bei min Lagen</text:p>
          </table:table-cell>
          <table:table-cell table:style-name="ce2"/>
          <table:table-cell table:style-name="ce2" table:formula="of:=MAX([.I35:.I54])" office:value-type="float" office:value="1.11058838908752" calcext:value-type="float">
            <text:p>1,110588389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ttlerer ZFW bei min Lagen</text:p>
          </table:table-cell>
          <table:table-cell table:style-name="ce2"/>
          <table:table-cell table:style-name="ce2" table:formula="of:=AVERAGE([.I35:.I54])" office:value-type="float" office:value="1.11058838908752" calcext:value-type="float">
            <text:p>1,110588389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n Generationsanzahl</text:p>
          </table:table-cell>
          <table:table-cell table:style-name="ce2"/>
          <table:table-cell table:style-name="ce2" table:formula="of:=MIN([.J35:.J54])" office:value-type="float" office:value="6152" calcext:value-type="float">
            <text:p>615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ttlere Generationsanzahl</text:p>
          </table:table-cell>
          <table:table-cell table:style-name="ce2"/>
          <table:table-cell table:style-name="ce4" table:formula="of:=AVERAGE([.J35:.J54])" office:value-type="float" office:value="6152" calcext:value-type="float">
            <text:p>615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Ergebnisse mit max ZFW bei min Lagen</text:p>
          </table:table-cell>
          <table:table-cell table:style-name="ce2"/>
          <table:table-cell table:style-name="ce2" table:formula="of:=COUNTIF([.I35:.I54];[.C27])"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Optimierung</text:p>
          </table:table-cell>
          <table:table-cell office:value-type="string" calcext:value-type="string">
            <text:p>max. Gen</text:p>
          </table:table-cell>
          <table:table-cell office:value-type="string" calcext:value-type="string">
            <text:p>min. Res-fak.</text:p>
          </table:table-cell>
          <table:table-cell office:value-type="string" calcext:value-type="string">
            <text:p>Anzahl Lagen</text:p>
          </table:table-cell>
          <table:table-cell office:value-type="string" calcext:value-type="string">
            <text:p>Lagenaufbau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63" calcext:value-type="float">
            <text:p>1763</text:p>
          </table:table-cell>
          <table:table-cell office:value-type="float" office:value="1.32219025470645" calcext:value-type="float">
            <text:p>1,32219025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75/30/-30/&lt;U&gt;30&lt;/U&gt;]&lt;sub&gt;S&lt;/sub&gt;&lt;/html&gt;</text:p>
          </table:table-cell>
          <table:table-cell table:number-columns-repeated="3"/>
          <table:table-cell table:formula="of:=IF([.D35]=6;[.C35];&quot;&quot;)">
            <text:p/>
          </table:table-cell>
          <table:table-cell table:formula="of:=IF([.D35]=6;[.B35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88" calcext:value-type="float">
            <text:p>11388</text:p>
          </table:table-cell>
          <table:table-cell office:value-type="float" office:value="1.30212734340498" calcext:value-type="float">
            <text:p>1,30212734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25/-30/70/&lt;U&gt;35&lt;/U&gt;]&lt;sub&gt;S&lt;/sub&gt;&lt;/html&gt;</text:p>
          </table:table-cell>
          <table:table-cell table:number-columns-repeated="3"/>
          <table:table-cell table:formula="of:=IF([.D36]=6;[.C36];&quot;&quot;)">
            <text:p/>
          </table:table-cell>
          <table:table-cell table:formula="of:=IF([.D36]=6;[.B36]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62" calcext:value-type="float">
            <text:p>1862</text:p>
          </table:table-cell>
          <table:table-cell office:value-type="float" office:value="1.30212734340498" calcext:value-type="float">
            <text:p>1,30212734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25/-30/70/&lt;U&gt;35&lt;/U&gt;]&lt;sub&gt;S&lt;/sub&gt;&lt;/html&gt;</text:p>
          </table:table-cell>
          <table:table-cell table:number-columns-repeated="3"/>
          <table:table-cell table:formula="of:=IF([.D37]=6;[.C37];&quot;&quot;)">
            <text:p/>
          </table:table-cell>
          <table:table-cell table:formula="of:=IF([.D37]=6;[.B37];&quot;&quot;)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590" calcext:value-type="float">
            <text:p>18590</text:p>
          </table:table-cell>
          <table:table-cell office:value-type="float" office:value="1.32219025470645" calcext:value-type="float">
            <text:p>1,32219025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30/-30/75/&lt;U&gt;30&lt;/U&gt;]&lt;sub&gt;S&lt;/sub&gt;&lt;/html&gt;</text:p>
          </table:table-cell>
          <table:table-cell table:number-columns-repeated="3"/>
          <table:table-cell table:formula="of:=IF([.D38]=6;[.C38];&quot;&quot;)">
            <text:p/>
          </table:table-cell>
          <table:table-cell table:formula="of:=IF([.D38]=6;[.B38]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67" calcext:value-type="float">
            <text:p>2767</text:p>
          </table:table-cell>
          <table:table-cell office:value-type="float" office:value="1.32219025470645" calcext:value-type="float">
            <text:p>1,32219025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30/75/-30/&lt;U&gt;30&lt;/U&gt;]&lt;sub&gt;S&lt;/sub&gt;&lt;/html&gt;</text:p>
          </table:table-cell>
          <table:table-cell table:number-columns-repeated="3"/>
          <table:table-cell table:formula="of:=IF([.D39]=6;[.C39];&quot;&quot;)">
            <text:p/>
          </table:table-cell>
          <table:table-cell table:formula="of:=IF([.D39]=6;[.B39];&quot;&quot;)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27" calcext:value-type="float">
            <text:p>9927</text:p>
          </table:table-cell>
          <table:table-cell office:value-type="float" office:value="1.30212734340498" calcext:value-type="float">
            <text:p>1,30212734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-30/70/25/&lt;U&gt;35&lt;/U&gt;]&lt;sub&gt;S&lt;/sub&gt;&lt;/html&gt;</text:p>
          </table:table-cell>
          <table:table-cell table:number-columns-repeated="3"/>
          <table:table-cell table:formula="of:=IF([.D40]=6;[.C40];&quot;&quot;)">
            <text:p/>
          </table:table-cell>
          <table:table-cell table:formula="of:=IF([.D40]=6;[.B40];&quot;&quot;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74" calcext:value-type="float">
            <text:p>3474</text:p>
          </table:table-cell>
          <table:table-cell office:value-type="float" office:value="1.30212734340498" calcext:value-type="float">
            <text:p>1,30212734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-30/70/25/&lt;U&gt;35&lt;/U&gt;]&lt;sub&gt;S&lt;/sub&gt;&lt;/html&gt;</text:p>
          </table:table-cell>
          <table:table-cell table:number-columns-repeated="3"/>
          <table:table-cell table:formula="of:=IF([.D41]=6;[.C41];&quot;&quot;)">
            <text:p/>
          </table:table-cell>
          <table:table-cell table:formula="of:=IF([.D41]=6;[.B41];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86" calcext:value-type="float">
            <text:p>12086</text:p>
          </table:table-cell>
          <table:table-cell office:value-type="float" office:value="1.30212734340498" calcext:value-type="float">
            <text:p>1,30212734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-30/25/70/&lt;U&gt;35&lt;/U&gt;]&lt;sub&gt;S&lt;/sub&gt;&lt;/html&gt;</text:p>
          </table:table-cell>
          <table:table-cell table:number-columns-repeated="3"/>
          <table:table-cell table:formula="of:=IF([.D42]=6;[.C42];&quot;&quot;)">
            <text:p/>
          </table:table-cell>
          <table:table-cell table:formula="of:=IF([.D42]=6;[.B42];&quot;&quot;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53" calcext:value-type="float">
            <text:p>3953</text:p>
          </table:table-cell>
          <table:table-cell office:value-type="float" office:value="1.30175210204706" calcext:value-type="float">
            <text:p>1,301752102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&lt;html&gt;[-25/35/30/&lt;U&gt;75&lt;/U&gt;]&lt;sub&gt;S&lt;/sub&gt;&lt;/html&gt;</text:p>
          </table:table-cell>
          <table:table-cell table:number-columns-repeated="3"/>
          <table:table-cell table:formula="of:=IF([.D43]=6;[.C43];&quot;&quot;)">
            <text:p/>
          </table:table-cell>
          <table:table-cell table:formula="of:=IF([.D43]=6;[.B43];&quot;&quot;)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1.30212734340498" calcext:value-type="float">
            <text:p>1,30212734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-30/70/25/&lt;U&gt;35&lt;/U&gt;]&lt;sub&gt;S&lt;/sub&gt;&lt;/html&gt;</text:p>
          </table:table-cell>
          <table:table-cell table:number-columns-repeated="3"/>
          <table:table-cell table:formula="of:=IF([.D44]=6;[.C44];&quot;&quot;)">
            <text:p/>
          </table:table-cell>
          <table:table-cell table:formula="of:=IF([.D44]=6;[.B44];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603" calcext:value-type="float">
            <text:p>13603</text:p>
          </table:table-cell>
          <table:table-cell office:value-type="float" office:value="1.32219025470645" calcext:value-type="float">
            <text:p>1,32219025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75/30/-30/&lt;U&gt;30&lt;/U&gt;]&lt;sub&gt;S&lt;/sub&gt;&lt;/html&gt;</text:p>
          </table:table-cell>
          <table:table-cell table:number-columns-repeated="3"/>
          <table:table-cell table:formula="of:=IF([.D45]=6;[.C45];&quot;&quot;)">
            <text:p/>
          </table:table-cell>
          <table:table-cell table:formula="of:=IF([.D45]=6;[.B45];&quot;&quot;)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118" calcext:value-type="float">
            <text:p>8118</text:p>
          </table:table-cell>
          <table:table-cell office:value-type="float" office:value="1.32219025470645" calcext:value-type="float">
            <text:p>1,32219025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30/75/-30/&lt;U&gt;30&lt;/U&gt;]&lt;sub&gt;S&lt;/sub&gt;&lt;/html&gt;</text:p>
          </table:table-cell>
          <table:table-cell table:number-columns-repeated="3"/>
          <table:table-cell table:formula="of:=IF([.D46]=6;[.C46];&quot;&quot;)">
            <text:p/>
          </table:table-cell>
          <table:table-cell table:formula="of:=IF([.D46]=6;[.B46];&quot;&quot;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96" calcext:value-type="float">
            <text:p>2096</text:p>
          </table:table-cell>
          <table:table-cell office:value-type="float" office:value="1.32219025470645" calcext:value-type="float">
            <text:p>1,32219025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30/-30/75/&lt;U&gt;30&lt;/U&gt;]&lt;sub&gt;S&lt;/sub&gt;&lt;/html&gt;</text:p>
          </table:table-cell>
          <table:table-cell table:number-columns-repeated="3"/>
          <table:table-cell table:formula="of:=IF([.D47]=6;[.C47];&quot;&quot;)">
            <text:p/>
          </table:table-cell>
          <table:table-cell table:formula="of:=IF([.D47]=6;[.B47];&quot;&quot;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67" calcext:value-type="float">
            <text:p>2967</text:p>
          </table:table-cell>
          <table:table-cell office:value-type="float" office:value="1.32219025470645" calcext:value-type="float">
            <text:p>1,32219025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75/30/-30/&lt;U&gt;30&lt;/U&gt;]&lt;sub&gt;S&lt;/sub&gt;&lt;/html&gt;</text:p>
          </table:table-cell>
          <table:table-cell table:number-columns-repeated="3"/>
          <table:table-cell table:formula="of:=IF([.D48]=6;[.C48];&quot;&quot;)">
            <text:p/>
          </table:table-cell>
          <table:table-cell table:formula="of:=IF([.D48]=6;[.B48];&quot;&quot;)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02" calcext:value-type="float">
            <text:p>4202</text:p>
          </table:table-cell>
          <table:table-cell office:value-type="float" office:value="1.32219025470645" calcext:value-type="float">
            <text:p>1,32219025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75/30/-30/&lt;U&gt;30&lt;/U&gt;]&lt;sub&gt;S&lt;/sub&gt;&lt;/html&gt;</text:p>
          </table:table-cell>
          <table:table-cell table:number-columns-repeated="3"/>
          <table:table-cell table:formula="of:=IF([.D49]=6;[.C49];&quot;&quot;)">
            <text:p/>
          </table:table-cell>
          <table:table-cell table:formula="of:=IF([.D49]=6;[.B49];&quot;&quot;)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14" calcext:value-type="float">
            <text:p>12814</text:p>
          </table:table-cell>
          <table:table-cell office:value-type="float" office:value="1.30212734340498" calcext:value-type="float">
            <text:p>1,30212734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-30/25/70/&lt;U&gt;35&lt;/U&gt;]&lt;sub&gt;S&lt;/sub&gt;&lt;/html&gt;</text:p>
          </table:table-cell>
          <table:table-cell table:number-columns-repeated="3"/>
          <table:table-cell table:formula="of:=IF([.D50]=6;[.C50];&quot;&quot;)">
            <text:p/>
          </table:table-cell>
          <table:table-cell table:formula="of:=IF([.D50]=6;[.B50];&quot;&quot;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19" calcext:value-type="float">
            <text:p>5619</text:p>
          </table:table-cell>
          <table:table-cell office:value-type="float" office:value="1.30212734340498" calcext:value-type="float">
            <text:p>1,30212734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-30/25/70/&lt;U&gt;35&lt;/U&gt;]&lt;sub&gt;S&lt;/sub&gt;&lt;/html&gt;</text:p>
          </table:table-cell>
          <table:table-cell table:number-columns-repeated="3"/>
          <table:table-cell table:formula="of:=IF([.D51]=6;[.C51];&quot;&quot;)">
            <text:p/>
          </table:table-cell>
          <table:table-cell table:formula="of:=IF([.D51]=6;[.B51];&quot;&quot;)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3" calcext:value-type="float">
            <text:p>993</text:p>
          </table:table-cell>
          <table:table-cell office:value-type="float" office:value="1.32219025470645" calcext:value-type="float">
            <text:p>1,32219025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30/75/-30/&lt;U&gt;30&lt;/U&gt;]&lt;sub&gt;S&lt;/sub&gt;&lt;/html&gt;</text:p>
          </table:table-cell>
          <table:table-cell table:number-columns-repeated="3"/>
          <table:table-cell table:formula="of:=IF([.D52]=6;[.C52];&quot;&quot;)">
            <text:p/>
          </table:table-cell>
          <table:table-cell table:formula="of:=IF([.D52]=6;[.B52];&quot;&quot;)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38" calcext:value-type="float">
            <text:p>2038</text:p>
          </table:table-cell>
          <table:table-cell office:value-type="float" office:value="1.30212734340498" calcext:value-type="float">
            <text:p>1,30212734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-30/70/25/&lt;U&gt;35&lt;/U&gt;]&lt;sub&gt;S&lt;/sub&gt;&lt;/html&gt;</text:p>
          </table:table-cell>
          <table:table-cell table:number-columns-repeated="3"/>
          <table:table-cell table:formula="of:=IF([.D53]=6;[.C53];&quot;&quot;)">
            <text:p/>
          </table:table-cell>
          <table:table-cell table:formula="of:=IF([.D53]=6;[.B53];&quot;&quot;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52" calcext:value-type="float">
            <text:p>6152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54]=6;[.C54];&quot;&quot;)" office:value-type="float" office:value="1.11058838908752" calcext:value-type="float">
            <text:p>1,1105883891</text:p>
          </table:table-cell>
          <table:table-cell table:formula="of:=IF([.D54]=6;[.B54];&quot;&quot;)" office:value-type="float" office:value="6152" calcext:value-type="float">
            <text:p>6152</text:p>
          </table:table-cell>
        </table:table-row>
      </table:table>
      <table:table table:name="Tabelle5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blemstellung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C-'T300' | EP-'-'</text:p>
          </table:table-cell>
          <table:table-cell office:value-type="string" calcext:value-type="string">
            <text:p>(E_par = 181000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agenskriterium</text:p>
          </table:table-cell>
          <table:table-cell office:value-type="string" calcext:value-type="string">
            <text:p>Pu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cke</text:p>
          </table:table-cell>
          <table:table-cell office:value-type="float" office:value="0.125" calcext:value-type="float">
            <text:p>0,12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triktion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echnung 1</text:p>
          </table:table-cell>
          <table:table-cell office:value-type="string" calcext:value-type="string">
            <text:p>n_x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echnung 2</text:p>
          </table:table-cell>
          <table:table-cell office:value-type="string" calcext:value-type="string">
            <text:p>n_y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_xy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kel</text:p>
          </table:table-cell>
          <table:table-cell office:value-type="string" calcext:value-type="string">
            <text:p>5°-Schritte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Optimierungsparameter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utationswahrscheinlichkeit 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taMaxLayerNum <text:s text:c="11"/>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LayerNum <text:s text:c="16"/>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LayerNum <text:s text:c="16"/></text:p>
          </table:table-cell>
          <table:table-cell/>
          <table:table-cell table:style-name="ce3" office:value-type="string" calcext:value-type="string">
            <text:p>MaxLayerNum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Generations <text:s text:c="13"/>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zEltern <text:s text:c="18"/>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zKinder <text:s text:c="18"/>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pGens <text:s text:c="19"/>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Auswertung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Anzahl mit min. Lagen</text:p>
          </table:table-cell>
          <table:table-cell table:style-name="ce2"/>
          <table:table-cell table:style-name="ce2" table:formula="of:=COUNTIF([.D35:.D54];&quot;=6&quot;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ax ZFW bei min Lagen</text:p>
          </table:table-cell>
          <table:table-cell table:style-name="ce2"/>
          <table:table-cell table:style-name="ce2" table:formula="of:=MAX([.I35:.I54])" office:value-type="float" office:value="1.11058838908752" calcext:value-type="float">
            <text:p>1,110588389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ttlerer ZFW bei min Lagen</text:p>
          </table:table-cell>
          <table:table-cell table:style-name="ce2"/>
          <table:table-cell table:style-name="ce2" table:formula="of:=AVERAGE([.I35:.I54])" office:value-type="float" office:value="1.07991492158219" calcext:value-type="float">
            <text:p>1,079914921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n Generationsanzahl</text:p>
          </table:table-cell>
          <table:table-cell table:style-name="ce2"/>
          <table:table-cell table:style-name="ce2" table:formula="of:=MIN([.J35:.J54])" office:value-type="float" office:value="5788" calcext:value-type="float">
            <text:p>578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ttlere Generationsanzahl</text:p>
          </table:table-cell>
          <table:table-cell table:style-name="ce2"/>
          <table:table-cell table:style-name="ce4" table:formula="of:=AVERAGE([.J35:.J54])" office:value-type="float" office:value="14179.8235294118" calcext:value-type="float">
            <text:p>1418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Ergebnisse mit max ZFW bei min Lagen</text:p>
          </table:table-cell>
          <table:table-cell table:style-name="ce2"/>
          <table:table-cell table:style-name="ce2" table:formula="of:=COUNTIF([.I35:.I54];[.C27])" office:value-type="float" office:value="6" calcext:value-type="float">
            <text:p>6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Optimierung</text:p>
          </table:table-cell>
          <table:table-cell office:value-type="string" calcext:value-type="string">
            <text:p>max. Gen</text:p>
          </table:table-cell>
          <table:table-cell office:value-type="string" calcext:value-type="string">
            <text:p>min. Res-fak.</text:p>
          </table:table-cell>
          <table:table-cell office:value-type="string" calcext:value-type="string">
            <text:p>Anzahl Lagen</text:p>
          </table:table-cell>
          <table:table-cell office:value-type="string" calcext:value-type="string">
            <text:p>Lagenaufbau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88" calcext:value-type="float">
            <text:p>5788</text:p>
          </table:table-cell>
          <table:table-cell office:value-type="float" office:value="1.0831430166032" calcext:value-type="float">
            <text:p>1,08314301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5/75/25/40/-25]&lt;/html&gt;</text:p>
          </table:table-cell>
          <table:table-cell table:number-columns-repeated="3"/>
          <table:table-cell table:formula="of:=IF([.D35]=6;[.C35];&quot;&quot;)" office:value-type="float" office:value="1.0831430166032" calcext:value-type="float">
            <text:p>1,0831430166</text:p>
          </table:table-cell>
          <table:table-cell table:formula="of:=IF([.D35]=6;[.B35];&quot;&quot;)" office:value-type="float" office:value="5788" calcext:value-type="float">
            <text:p>57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06" calcext:value-type="float">
            <text:p>11306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36]=6;[.C36];&quot;&quot;)" office:value-type="float" office:value="1.11058838908752" calcext:value-type="float">
            <text:p>1,1105883891</text:p>
          </table:table-cell>
          <table:table-cell table:formula="of:=IF([.D36]=6;[.B36];&quot;&quot;)" office:value-type="float" office:value="11306" calcext:value-type="float">
            <text:p>113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170" calcext:value-type="float">
            <text:p>15170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37]=6;[.C37];&quot;&quot;)" office:value-type="float" office:value="1.11058838908752" calcext:value-type="float">
            <text:p>1,1105883891</text:p>
          </table:table-cell>
          <table:table-cell table:formula="of:=IF([.D37]=6;[.B37];&quot;&quot;)" office:value-type="float" office:value="15170" calcext:value-type="float">
            <text:p>151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68" calcext:value-type="float">
            <text:p>11168</text:p>
          </table:table-cell>
          <table:table-cell office:value-type="float" office:value="1.07906387284727" calcext:value-type="float">
            <text:p>1,07906387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5/80/35&lt;sub&gt;2&lt;/sub&gt;/-25]&lt;/html&gt;</text:p>
          </table:table-cell>
          <table:table-cell table:number-columns-repeated="3"/>
          <table:table-cell table:formula="of:=IF([.D38]=6;[.C38];&quot;&quot;)" office:value-type="float" office:value="1.07906387284727" calcext:value-type="float">
            <text:p>1,0790638728</text:p>
          </table:table-cell>
          <table:table-cell table:formula="of:=IF([.D38]=6;[.B38];&quot;&quot;)" office:value-type="float" office:value="11168" calcext:value-type="float">
            <text:p>111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03" calcext:value-type="float">
            <text:p>10403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39]=6;[.C39];&quot;&quot;)" office:value-type="float" office:value="1.11058838908752" calcext:value-type="float">
            <text:p>1,1105883891</text:p>
          </table:table-cell>
          <table:table-cell table:formula="of:=IF([.D39]=6;[.B39];&quot;&quot;)" office:value-type="float" office:value="10403" calcext:value-type="float">
            <text:p>104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81" calcext:value-type="float">
            <text:p>1181</text:p>
          </table:table-cell>
          <table:table-cell office:value-type="float" office:value="1.32219025470645" calcext:value-type="float">
            <text:p>1,32219025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30/75/-30/&lt;U&gt;30&lt;/U&gt;]&lt;sub&gt;S&lt;/sub&gt;&lt;/html&gt;</text:p>
          </table:table-cell>
          <table:table-cell table:number-columns-repeated="3"/>
          <table:table-cell table:formula="of:=IF([.D40]=6;[.C40];&quot;&quot;)">
            <text:p/>
          </table:table-cell>
          <table:table-cell table:formula="of:=IF([.D40]=6;[.B40];&quot;&quot;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255" calcext:value-type="float">
            <text:p>19255</text:p>
          </table:table-cell>
          <table:table-cell office:value-type="float" office:value="1.07102365799689" calcext:value-type="float">
            <text:p>1,0710236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25/30/40/80/30/-30]&lt;/html&gt;</text:p>
          </table:table-cell>
          <table:table-cell table:number-columns-repeated="3"/>
          <table:table-cell table:formula="of:=IF([.D41]=6;[.C41];&quot;&quot;)" office:value-type="float" office:value="1.07102365799689" calcext:value-type="float">
            <text:p>1,071023658</text:p>
          </table:table-cell>
          <table:table-cell table:formula="of:=IF([.D41]=6;[.B41];&quot;&quot;)" office:value-type="float" office:value="19255" calcext:value-type="float">
            <text:p>192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255" calcext:value-type="float">
            <text:p>19255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2]=6;[.C42];&quot;&quot;)" office:value-type="float" office:value="1.11058838908752" calcext:value-type="float">
            <text:p>1,1105883891</text:p>
          </table:table-cell>
          <table:table-cell table:formula="of:=IF([.D42]=6;[.B42];&quot;&quot;)" office:value-type="float" office:value="19255" calcext:value-type="float">
            <text:p>192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956" calcext:value-type="float">
            <text:p>19956</text:p>
          </table:table-cell>
          <table:table-cell office:value-type="float" office:value="1.03611762502134" calcext:value-type="float">
            <text:p>1,03611762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&lt;html&gt;[35/-20/30/65/-25/30]&lt;/html&gt;</text:p>
          </table:table-cell>
          <table:table-cell table:number-columns-repeated="3"/>
          <table:table-cell table:formula="of:=IF([.D43]=6;[.C43];&quot;&quot;)" office:value-type="float" office:value="1.03611762502134" calcext:value-type="float">
            <text:p>1,036117625</text:p>
          </table:table-cell>
          <table:table-cell table:formula="of:=IF([.D43]=6;[.B43];&quot;&quot;)" office:value-type="float" office:value="19956" calcext:value-type="float">
            <text:p>199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99" calcext:value-type="float">
            <text:p>7099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4]=6;[.C44];&quot;&quot;)" office:value-type="float" office:value="1.11058838908752" calcext:value-type="float">
            <text:p>1,1105883891</text:p>
          </table:table-cell>
          <table:table-cell table:formula="of:=IF([.D44]=6;[.B44];&quot;&quot;)" office:value-type="float" office:value="7099" calcext:value-type="float">
            <text:p>70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50" calcext:value-type="float">
            <text:p>8150</text:p>
          </table:table-cell>
          <table:table-cell office:value-type="float" office:value="1.0831430166032" calcext:value-type="float">
            <text:p>1,08314301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5/75/25/40/-25]&lt;/html&gt;</text:p>
          </table:table-cell>
          <table:table-cell table:number-columns-repeated="3"/>
          <table:table-cell table:formula="of:=IF([.D45]=6;[.C45];&quot;&quot;)" office:value-type="float" office:value="1.0831430166032" calcext:value-type="float">
            <text:p>1,0831430166</text:p>
          </table:table-cell>
          <table:table-cell table:formula="of:=IF([.D45]=6;[.B45];&quot;&quot;)" office:value-type="float" office:value="8150" calcext:value-type="float">
            <text:p>81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51" calcext:value-type="float">
            <text:p>1151</text:p>
          </table:table-cell>
          <table:table-cell office:value-type="float" office:value="1.30212734340498" calcext:value-type="float">
            <text:p>1,30212734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25/-30/70/&lt;U&gt;35&lt;/U&gt;]&lt;sub&gt;S&lt;/sub&gt;&lt;/html&gt;</text:p>
          </table:table-cell>
          <table:table-cell table:number-columns-repeated="3"/>
          <table:table-cell table:formula="of:=IF([.D46]=6;[.C46];&quot;&quot;)">
            <text:p/>
          </table:table-cell>
          <table:table-cell table:formula="of:=IF([.D46]=6;[.B46];&quot;&quot;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663" calcext:value-type="float">
            <text:p>11663</text:p>
          </table:table-cell>
          <table:table-cell office:value-type="float" office:value="1.04963538921801" calcext:value-type="float">
            <text:p>1,0496353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30/-30/65/30/-20/35]&lt;/html&gt;</text:p>
          </table:table-cell>
          <table:table-cell table:number-columns-repeated="3"/>
          <table:table-cell table:formula="of:=IF([.D47]=6;[.C47];&quot;&quot;)" office:value-type="float" office:value="1.04963538921801" calcext:value-type="float">
            <text:p>1,0496353892</text:p>
          </table:table-cell>
          <table:table-cell table:formula="of:=IF([.D47]=6;[.B47];&quot;&quot;)" office:value-type="float" office:value="11663" calcext:value-type="float">
            <text:p>116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180" calcext:value-type="float">
            <text:p>13180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8]=6;[.C48];&quot;&quot;)" office:value-type="float" office:value="1.11058838908752" calcext:value-type="float">
            <text:p>1,1105883891</text:p>
          </table:table-cell>
          <table:table-cell table:formula="of:=IF([.D48]=6;[.B48];&quot;&quot;)" office:value-type="float" office:value="13180" calcext:value-type="float">
            <text:p>131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903" calcext:value-type="float">
            <text:p>19903</text:p>
          </table:table-cell>
          <table:table-cell office:value-type="float" office:value="1.02911280830152" calcext:value-type="float">
            <text:p>1,02911280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25/35&lt;sub&gt;2&lt;/sub&gt;/70/-30/30]&lt;/html&gt;</text:p>
          </table:table-cell>
          <table:table-cell table:number-columns-repeated="3"/>
          <table:table-cell table:formula="of:=IF([.D49]=6;[.C49];&quot;&quot;)" office:value-type="float" office:value="1.02911280830152" calcext:value-type="float">
            <text:p>1,0291128083</text:p>
          </table:table-cell>
          <table:table-cell table:formula="of:=IF([.D49]=6;[.B49];&quot;&quot;)" office:value-type="float" office:value="19903" calcext:value-type="float">
            <text:p>199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783" calcext:value-type="float">
            <text:p>16783</text:p>
          </table:table-cell>
          <table:table-cell office:value-type="float" office:value="1.07906387284727" calcext:value-type="float">
            <text:p>1,07906387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5/80/35&lt;sub&gt;2&lt;/sub&gt;/-25]&lt;/html&gt;</text:p>
          </table:table-cell>
          <table:table-cell table:number-columns-repeated="3"/>
          <table:table-cell table:formula="of:=IF([.D50]=6;[.C50];&quot;&quot;)" office:value-type="float" office:value="1.07906387284727" calcext:value-type="float">
            <text:p>1,0790638728</text:p>
          </table:table-cell>
          <table:table-cell table:formula="of:=IF([.D50]=6;[.B50];&quot;&quot;)" office:value-type="float" office:value="16783" calcext:value-type="float">
            <text:p>167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168" calcext:value-type="float">
            <text:p>18168</text:p>
          </table:table-cell>
          <table:table-cell office:value-type="float" office:value="1.07182329106409" calcext:value-type="float">
            <text:p>1,07182329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25/70/45/25/-25]&lt;/html&gt;</text:p>
          </table:table-cell>
          <table:table-cell table:number-columns-repeated="3"/>
          <table:table-cell table:formula="of:=IF([.D51]=6;[.C51];&quot;&quot;)" office:value-type="float" office:value="1.07182329106409" calcext:value-type="float">
            <text:p>1,0718232911</text:p>
          </table:table-cell>
          <table:table-cell table:formula="of:=IF([.D51]=6;[.B51];&quot;&quot;)" office:value-type="float" office:value="18168" calcext:value-type="float">
            <text:p>181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856" calcext:value-type="float">
            <text:p>14856</text:p>
          </table:table-cell>
          <table:table-cell office:value-type="float" office:value="1.07120921500242" calcext:value-type="float">
            <text:p>1,0712092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75/-35/25]&lt;sub&gt;S&lt;/sub&gt;&lt;/html&gt;</text:p>
          </table:table-cell>
          <table:table-cell table:number-columns-repeated="3"/>
          <table:table-cell table:formula="of:=IF([.D52]=6;[.C52];&quot;&quot;)" office:value-type="float" office:value="1.07120921500242" calcext:value-type="float">
            <text:p>1,071209215</text:p>
          </table:table-cell>
          <table:table-cell table:formula="of:=IF([.D52]=6;[.B52];&quot;&quot;)" office:value-type="float" office:value="14856" calcext:value-type="float">
            <text:p>148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954" calcext:value-type="float">
            <text:p>18954</text:p>
          </table:table-cell>
          <table:table-cell office:value-type="float" office:value="1.0416875668669" calcext:value-type="float">
            <text:p>1,04168756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25/70/50/25/-25]&lt;/html&gt;</text:p>
          </table:table-cell>
          <table:table-cell table:number-columns-repeated="3"/>
          <table:table-cell table:formula="of:=IF([.D53]=6;[.C53];&quot;&quot;)" office:value-type="float" office:value="1.0416875668669" calcext:value-type="float">
            <text:p>1,0416875669</text:p>
          </table:table-cell>
          <table:table-cell table:formula="of:=IF([.D53]=6;[.B53];&quot;&quot;)" office:value-type="float" office:value="18954" calcext:value-type="float">
            <text:p>189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8" calcext:value-type="float">
            <text:p>838</text:p>
          </table:table-cell>
          <table:table-cell office:value-type="float" office:value="1.32219025470645" calcext:value-type="float">
            <text:p>1,32219025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30/-30/75/&lt;U&gt;30&lt;/U&gt;]&lt;sub&gt;S&lt;/sub&gt;&lt;/html&gt;</text:p>
          </table:table-cell>
          <table:table-cell table:number-columns-repeated="3"/>
          <table:table-cell table:formula="of:=IF([.D54]=6;[.C54];&quot;&quot;)">
            <text:p/>
          </table:table-cell>
          <table:table-cell table:formula="of:=IF([.D54]=6;[.B54];&quot;&quot;)">
            <text:p/>
          </table:table-cell>
        </table:table-row>
      </table:table>
      <table:table table:name="Tabelle6" table:style-name="ta1"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blemstellung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C-'T300' | EP-'-'</text:p>
          </table:table-cell>
          <table:table-cell office:value-type="string" calcext:value-type="string">
            <text:p>(E_par = 181000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agenskriterium</text:p>
          </table:table-cell>
          <table:table-cell office:value-type="string" calcext:value-type="string">
            <text:p>Pu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cke</text:p>
          </table:table-cell>
          <table:table-cell office:value-type="float" office:value="0.125" calcext:value-type="float">
            <text:p>0,12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triktion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echnung 1</text:p>
          </table:table-cell>
          <table:table-cell office:value-type="string" calcext:value-type="string">
            <text:p>n_x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echnung 2</text:p>
          </table:table-cell>
          <table:table-cell office:value-type="string" calcext:value-type="string">
            <text:p>n_y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_xy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kel</text:p>
          </table:table-cell>
          <table:table-cell office:value-type="string" calcext:value-type="string">
            <text:p>5°-Schritte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Optimierungsparameter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utationswahrscheinlichkeit 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nur Mut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taMaxLayerNum <text:s text:c="11"/>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LayerNum <text:s text:c="16"/>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LayerNum <text:s text:c="16"/></text:p>
          </table:table-cell>
          <table:table-cell/>
          <table:table-cell table:style-name="ce3" office:value-type="string" calcext:value-type="string">
            <text:p>MaxLayerNum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Generations <text:s text:c="13"/>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zEltern <text:s text:c="18"/>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zKinder <text:s text:c="18"/>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pGens <text:s text:c="19"/>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Auswertung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Anzahl mit min. Lagen</text:p>
          </table:table-cell>
          <table:table-cell table:style-name="ce2"/>
          <table:table-cell table:style-name="ce2" table:formula="of:=COUNTIF([.D35:.D54];&quot;=6&quot;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ax ZFW bei min Lagen</text:p>
          </table:table-cell>
          <table:table-cell table:style-name="ce2"/>
          <table:table-cell table:style-name="ce2" table:formula="of:=MAX([.I35:.I54])" office:value-type="float" office:value="1.11058838908752" calcext:value-type="float">
            <text:p>1,110588389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ttlerer ZFW bei min Lagen</text:p>
          </table:table-cell>
          <table:table-cell table:style-name="ce2"/>
          <table:table-cell table:style-name="ce2" table:formula="of:=AVERAGE([.I35:.I54])" office:value-type="float" office:value="1.08199407457025" calcext:value-type="float">
            <text:p>1,081994074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n Generationsanzahl</text:p>
          </table:table-cell>
          <table:table-cell table:style-name="ce2"/>
          <table:table-cell table:style-name="ce2" table:formula="of:=MIN([.J35:.J54])" office:value-type="float" office:value="4705" calcext:value-type="float">
            <text:p>470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ttlere Generationsanzahl</text:p>
          </table:table-cell>
          <table:table-cell table:style-name="ce2"/>
          <table:table-cell table:style-name="ce4" table:formula="of:=AVERAGE([.J35:.J54])" office:value-type="float" office:value="13234.5" calcext:value-type="float">
            <text:p>1323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Ergebnisse mit max ZFW bei min Lagen</text:p>
          </table:table-cell>
          <table:table-cell table:style-name="ce2"/>
          <table:table-cell table:style-name="ce2" table:formula="of:=COUNTIF([.I35:.I54];[.C27])" office:value-type="float" office:value="5" calcext:value-type="float">
            <text:p>5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Optimierung</text:p>
          </table:table-cell>
          <table:table-cell office:value-type="string" calcext:value-type="string">
            <text:p>max. Gen</text:p>
          </table:table-cell>
          <table:table-cell office:value-type="string" calcext:value-type="string">
            <text:p>min. Res-fak.</text:p>
          </table:table-cell>
          <table:table-cell office:value-type="string" calcext:value-type="string">
            <text:p>Anzahl Lagen</text:p>
          </table:table-cell>
          <table:table-cell office:value-type="string" calcext:value-type="string">
            <text:p>Lagenaufbau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80" calcext:value-type="float">
            <text:p>3680</text:p>
          </table:table-cell>
          <table:table-cell office:value-type="float" office:value="1.30212734340498" calcext:value-type="float">
            <text:p>1,30212734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-30/25/70/&lt;U&gt;35&lt;/U&gt;]&lt;sub&gt;S&lt;/sub&gt;&lt;/html&gt;</text:p>
          </table:table-cell>
          <table:table-cell table:number-columns-repeated="3"/>
          <table:table-cell table:formula="of:=IF([.D35]=6;[.C35];&quot;&quot;)">
            <text:p/>
          </table:table-cell>
          <table:table-cell table:formula="of:=IF([.D35]=6;[.B35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00" calcext:value-type="float">
            <text:p>11000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25/35/30/75/30/-30]&lt;/html&gt;</text:p>
          </table:table-cell>
          <table:table-cell table:number-columns-repeated="3"/>
          <table:table-cell table:formula="of:=IF([.D36]=6;[.C36];&quot;&quot;)" office:value-type="float" office:value="1.11058838908752" calcext:value-type="float">
            <text:p>1,1105883891</text:p>
          </table:table-cell>
          <table:table-cell table:formula="of:=IF([.D36]=6;[.B36];&quot;&quot;)"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05" calcext:value-type="float">
            <text:p>4705</text:p>
          </table:table-cell>
          <table:table-cell office:value-type="float" office:value="1.07182329106409" calcext:value-type="float">
            <text:p>1,07182329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25/25/45/70/25/-30]&lt;/html&gt;</text:p>
          </table:table-cell>
          <table:table-cell table:number-columns-repeated="3"/>
          <table:table-cell table:formula="of:=IF([.D37]=6;[.C37];&quot;&quot;)" office:value-type="float" office:value="1.07182329106409" calcext:value-type="float">
            <text:p>1,0718232911</text:p>
          </table:table-cell>
          <table:table-cell table:formula="of:=IF([.D37]=6;[.B37];&quot;&quot;)" office:value-type="float" office:value="4705" calcext:value-type="float">
            <text:p>47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383" calcext:value-type="float">
            <text:p>19383</text:p>
          </table:table-cell>
          <table:table-cell office:value-type="float" office:value="1.25674837979785" calcext:value-type="float">
            <text:p>1,25674837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-25/35/30/75/35&lt;sub&gt;2&lt;/sub&gt;/-25]&lt;/html&gt;</text:p>
          </table:table-cell>
          <table:table-cell table:number-columns-repeated="3"/>
          <table:table-cell table:formula="of:=IF([.D38]=6;[.C38];&quot;&quot;)">
            <text:p/>
          </table:table-cell>
          <table:table-cell table:formula="of:=IF([.D38]=6;[.B38]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270" calcext:value-type="float">
            <text:p>15270</text:p>
          </table:table-cell>
          <table:table-cell office:value-type="float" office:value="1.24277659876711" calcext:value-type="float">
            <text:p>1,24277659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-30/75/30&lt;sub&gt;3&lt;/sub&gt;/65/-25]&lt;/html&gt;</text:p>
          </table:table-cell>
          <table:table-cell table:number-columns-repeated="3"/>
          <table:table-cell table:formula="of:=IF([.D39]=6;[.C39];&quot;&quot;)">
            <text:p/>
          </table:table-cell>
          <table:table-cell table:formula="of:=IF([.D39]=6;[.B39];&quot;&quot;)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17" calcext:value-type="float">
            <text:p>7017</text:p>
          </table:table-cell>
          <table:table-cell office:value-type="float" office:value="1.30175210204706" calcext:value-type="float">
            <text:p>1,3017521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30/35/-25/&lt;U&gt;75&lt;/U&gt;]&lt;sub&gt;S&lt;/sub&gt;&lt;/html&gt;</text:p>
          </table:table-cell>
          <table:table-cell table:number-columns-repeated="3"/>
          <table:table-cell table:formula="of:=IF([.D40]=6;[.C40];&quot;&quot;)">
            <text:p/>
          </table:table-cell>
          <table:table-cell table:formula="of:=IF([.D40]=6;[.B40];&quot;&quot;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387" calcext:value-type="float">
            <text:p>15387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1]=6;[.C41];&quot;&quot;)" office:value-type="float" office:value="1.11058838908752" calcext:value-type="float">
            <text:p>1,1105883891</text:p>
          </table:table-cell>
          <table:table-cell table:formula="of:=IF([.D41]=6;[.B41];&quot;&quot;)" office:value-type="float" office:value="15387" calcext:value-type="float">
            <text:p>153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67" calcext:value-type="float">
            <text:p>8667</text:p>
          </table:table-cell>
          <table:table-cell office:value-type="float" office:value="1.26113176189134" calcext:value-type="float">
            <text:p>1,26113176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70/-30/25/30&lt;sub&gt;2&lt;/sub&gt;/70/-30]&lt;/html&gt;</text:p>
          </table:table-cell>
          <table:table-cell table:number-columns-repeated="3"/>
          <table:table-cell table:formula="of:=IF([.D42]=6;[.C42];&quot;&quot;)">
            <text:p/>
          </table:table-cell>
          <table:table-cell table:formula="of:=IF([.D42]=6;[.B42];&quot;&quot;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034" calcext:value-type="float">
            <text:p>19034</text:p>
          </table:table-cell>
          <table:table-cell office:value-type="float" office:value="1.00297617961317" calcext:value-type="float">
            <text:p>1,0029761796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&lt;html&gt;[70/25/-30/-35/25/70]&lt;/html&gt;</text:p>
          </table:table-cell>
          <table:table-cell table:number-columns-repeated="3"/>
          <table:table-cell table:formula="of:=IF([.D43]=6;[.C43];&quot;&quot;)" office:value-type="float" office:value="1.00297617961317" calcext:value-type="float">
            <text:p>1,0029761796</text:p>
          </table:table-cell>
          <table:table-cell table:formula="of:=IF([.D43]=6;[.B43];&quot;&quot;)" office:value-type="float" office:value="19034" calcext:value-type="float">
            <text:p>190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090" calcext:value-type="float">
            <text:p>17090</text:p>
          </table:table-cell>
          <table:table-cell office:value-type="float" office:value="1.07102365799689" calcext:value-type="float">
            <text:p>1,0710236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25/30/40/80/30/-30]&lt;/html&gt;</text:p>
          </table:table-cell>
          <table:table-cell table:number-columns-repeated="3"/>
          <table:table-cell table:formula="of:=IF([.D44]=6;[.C44];&quot;&quot;)" office:value-type="float" office:value="1.07102365799689" calcext:value-type="float">
            <text:p>1,071023658</text:p>
          </table:table-cell>
          <table:table-cell table:formula="of:=IF([.D44]=6;[.B44];&quot;&quot;)" office:value-type="float" office:value="17090" calcext:value-type="float">
            <text:p>170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54" calcext:value-type="float">
            <text:p>5354</text:p>
          </table:table-cell>
          <table:table-cell office:value-type="float" office:value="1.0831430166032" calcext:value-type="float">
            <text:p>1,08314301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25/40/25/75/35/-30]&lt;/html&gt;</text:p>
          </table:table-cell>
          <table:table-cell table:number-columns-repeated="3"/>
          <table:table-cell table:formula="of:=IF([.D45]=6;[.C45];&quot;&quot;)" office:value-type="float" office:value="1.0831430166032" calcext:value-type="float">
            <text:p>1,0831430166</text:p>
          </table:table-cell>
          <table:table-cell table:formula="of:=IF([.D45]=6;[.B45];&quot;&quot;)" office:value-type="float" office:value="5354" calcext:value-type="float">
            <text:p>53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367" calcext:value-type="float">
            <text:p>8367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25/35/30/75/30/-30]&lt;/html&gt;</text:p>
          </table:table-cell>
          <table:table-cell table:number-columns-repeated="3"/>
          <table:table-cell table:formula="of:=IF([.D46]=6;[.C46];&quot;&quot;)" office:value-type="float" office:value="1.11058838908752" calcext:value-type="float">
            <text:p>1,1105883891</text:p>
          </table:table-cell>
          <table:table-cell table:formula="of:=IF([.D46]=6;[.B46];&quot;&quot;)" office:value-type="float" office:value="8367" calcext:value-type="float">
            <text:p>83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544" calcext:value-type="float">
            <text:p>10544</text:p>
          </table:table-cell>
          <table:table-cell office:value-type="float" office:value="1.07906387284727" calcext:value-type="float">
            <text:p>1,07906387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5/80/35&lt;sub&gt;2&lt;/sub&gt;/-25]&lt;/html&gt;</text:p>
          </table:table-cell>
          <table:table-cell table:number-columns-repeated="3"/>
          <table:table-cell table:formula="of:=IF([.D47]=6;[.C47];&quot;&quot;)" office:value-type="float" office:value="1.07906387284727" calcext:value-type="float">
            <text:p>1,0790638728</text:p>
          </table:table-cell>
          <table:table-cell table:formula="of:=IF([.D47]=6;[.B47];&quot;&quot;)" office:value-type="float" office:value="10544" calcext:value-type="float">
            <text:p>105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49" calcext:value-type="float">
            <text:p>4249</text:p>
          </table:table-cell>
          <table:table-cell office:value-type="float" office:value="1.27699626415398" calcext:value-type="float">
            <text:p>1,27699626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65/25/-30/&lt;U&gt;25&lt;/U&gt;]&lt;sub&gt;S&lt;/sub&gt;&lt;/html&gt;</text:p>
          </table:table-cell>
          <table:table-cell table:number-columns-repeated="3"/>
          <table:table-cell table:formula="of:=IF([.D48]=6;[.C48];&quot;&quot;)">
            <text:p/>
          </table:table-cell>
          <table:table-cell table:formula="of:=IF([.D48]=6;[.B48];&quot;&quot;)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666" calcext:value-type="float">
            <text:p>12666</text:p>
          </table:table-cell>
          <table:table-cell office:value-type="float" office:value="1.0831430166032" calcext:value-type="float">
            <text:p>1,08314301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5/75/25/40/-25]&lt;/html&gt;</text:p>
          </table:table-cell>
          <table:table-cell table:number-columns-repeated="3"/>
          <table:table-cell table:formula="of:=IF([.D49]=6;[.C49];&quot;&quot;)" office:value-type="float" office:value="1.0831430166032" calcext:value-type="float">
            <text:p>1,0831430166</text:p>
          </table:table-cell>
          <table:table-cell table:formula="of:=IF([.D49]=6;[.B49];&quot;&quot;)" office:value-type="float" office:value="12666" calcext:value-type="float">
            <text:p>126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82" calcext:value-type="float">
            <text:p>15482</text:p>
          </table:table-cell>
          <table:table-cell office:value-type="float" office:value="1.04963538921801" calcext:value-type="float">
            <text:p>1,0496353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35/-20/30/65/-30/30]&lt;/html&gt;</text:p>
          </table:table-cell>
          <table:table-cell table:number-columns-repeated="3"/>
          <table:table-cell table:formula="of:=IF([.D50]=6;[.C50];&quot;&quot;)" office:value-type="float" office:value="1.04963538921801" calcext:value-type="float">
            <text:p>1,0496353892</text:p>
          </table:table-cell>
          <table:table-cell table:formula="of:=IF([.D50]=6;[.B50];&quot;&quot;)" office:value-type="float" office:value="15482" calcext:value-type="float">
            <text:p>154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252" calcext:value-type="float">
            <text:p>17252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25/35/30/75/30/-30]&lt;/html&gt;</text:p>
          </table:table-cell>
          <table:table-cell table:number-columns-repeated="3"/>
          <table:table-cell table:formula="of:=IF([.D51]=6;[.C51];&quot;&quot;)" office:value-type="float" office:value="1.11058838908752" calcext:value-type="float">
            <text:p>1,1105883891</text:p>
          </table:table-cell>
          <table:table-cell table:formula="of:=IF([.D51]=6;[.B51];&quot;&quot;)" office:value-type="float" office:value="17252" calcext:value-type="float">
            <text:p>172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679" calcext:value-type="float">
            <text:p>13679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52]=6;[.C52];&quot;&quot;)" office:value-type="float" office:value="1.11058838908752" calcext:value-type="float">
            <text:p>1,1105883891</text:p>
          </table:table-cell>
          <table:table-cell table:formula="of:=IF([.D52]=6;[.B52];&quot;&quot;)" office:value-type="float" office:value="13679" calcext:value-type="float">
            <text:p>136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399" calcext:value-type="float">
            <text:p>15399</text:p>
          </table:table-cell>
          <table:table-cell office:value-type="float" office:value="1.0831430166032" calcext:value-type="float">
            <text:p>1,08314301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5/75/25/40/-25]&lt;/html&gt;</text:p>
          </table:table-cell>
          <table:table-cell table:number-columns-repeated="3"/>
          <table:table-cell table:formula="of:=IF([.D53]=6;[.C53];&quot;&quot;)" office:value-type="float" office:value="1.0831430166032" calcext:value-type="float">
            <text:p>1,0831430166</text:p>
          </table:table-cell>
          <table:table-cell table:formula="of:=IF([.D53]=6;[.B53];&quot;&quot;)" office:value-type="float" office:value="15399" calcext:value-type="float">
            <text:p>153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324" calcext:value-type="float">
            <text:p>19324</text:p>
          </table:table-cell>
          <table:table-cell office:value-type="float" office:value="1.07102365799689" calcext:value-type="float">
            <text:p>1,0710236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80/40/30/-25]&lt;/html&gt;</text:p>
          </table:table-cell>
          <table:table-cell table:number-columns-repeated="3"/>
          <table:table-cell table:formula="of:=IF([.D54]=6;[.C54];&quot;&quot;)" office:value-type="float" office:value="1.07102365799689" calcext:value-type="float">
            <text:p>1,071023658</text:p>
          </table:table-cell>
          <table:table-cell table:formula="of:=IF([.D54]=6;[.B54];&quot;&quot;)" office:value-type="float" office:value="19324" calcext:value-type="float">
            <text:p>19324</text:p>
          </table:table-cell>
        </table:table-row>
      </table:table>
      <table:table table:name="Tabelle7" table:style-name="ta1"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blemstellung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C-'T300' | EP-'-'</text:p>
          </table:table-cell>
          <table:table-cell office:value-type="string" calcext:value-type="string">
            <text:p>(E_par = 181000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agenskriterium</text:p>
          </table:table-cell>
          <table:table-cell office:value-type="string" calcext:value-type="string">
            <text:p>Pu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cke</text:p>
          </table:table-cell>
          <table:table-cell office:value-type="float" office:value="0.125" calcext:value-type="float">
            <text:p>0,12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triktion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echnung 1</text:p>
          </table:table-cell>
          <table:table-cell office:value-type="string" calcext:value-type="string">
            <text:p>n_x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echnung 2</text:p>
          </table:table-cell>
          <table:table-cell office:value-type="string" calcext:value-type="string">
            <text:p>n_y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_xy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kel</text:p>
          </table:table-cell>
          <table:table-cell office:value-type="string" calcext:value-type="string">
            <text:p>5°-Schritte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Optimierungsparameter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utationswahrscheinlichkeit 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nur Mutation+Permut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taMaxLayerNum <text:s text:c="11"/>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LayerNum <text:s text:c="16"/>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LayerNum <text:s text:c="16"/></text:p>
          </table:table-cell>
          <table:table-cell/>
          <table:table-cell table:style-name="ce3" office:value-type="string" calcext:value-type="string">
            <text:p>MaxLayerNum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Generations <text:s text:c="13"/>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zEltern <text:s text:c="18"/>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zKinder <text:s text:c="18"/>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pGens <text:s text:c="19"/>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Auswertung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Anzahl mit min. Lagen</text:p>
          </table:table-cell>
          <table:table-cell table:style-name="ce2"/>
          <table:table-cell table:style-name="ce2" table:formula="of:=COUNTIF([.D35:.D54];&quot;=6&quot;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ax ZFW bei min Lagen</text:p>
          </table:table-cell>
          <table:table-cell table:style-name="ce2"/>
          <table:table-cell table:style-name="ce2" table:formula="of:=MAX([.I35:.I54])" office:value-type="float" office:value="1.11058838908752" calcext:value-type="float">
            <text:p>1,110588389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ttlerer ZFW bei min Lagen</text:p>
          </table:table-cell>
          <table:table-cell table:style-name="ce2"/>
          <table:table-cell table:style-name="ce2" table:formula="of:=AVERAGE([.I35:.I54])" office:value-type="float" office:value="1.07771688720145" calcext:value-type="float">
            <text:p>1,077716887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n Generationsanzahl</text:p>
          </table:table-cell>
          <table:table-cell table:style-name="ce2"/>
          <table:table-cell table:style-name="ce2" table:formula="of:=MIN([.J35:.J54])" office:value-type="float" office:value="854" calcext:value-type="float">
            <text:p>85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ttlere Generationsanzahl</text:p>
          </table:table-cell>
          <table:table-cell table:style-name="ce2"/>
          <table:table-cell table:style-name="ce4" table:formula="of:=AVERAGE([.J35:.J54])" office:value-type="float" office:value="10677.6111111111" calcext:value-type="float">
            <text:p>1067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Ergebnisse mit max ZFW bei min Lagen</text:p>
          </table:table-cell>
          <table:table-cell table:style-name="ce2"/>
          <table:table-cell table:style-name="ce2" table:formula="of:=COUNTIF([.I35:.I54];[.C27])" office:value-type="float" office:value="4" calcext:value-type="float">
            <text:p>4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Optimierung</text:p>
          </table:table-cell>
          <table:table-cell office:value-type="string" calcext:value-type="string">
            <text:p>max. Gen</text:p>
          </table:table-cell>
          <table:table-cell office:value-type="string" calcext:value-type="string">
            <text:p>min. Res-fak.</text:p>
          </table:table-cell>
          <table:table-cell office:value-type="string" calcext:value-type="string">
            <text:p>Anzahl Lagen</text:p>
          </table:table-cell>
          <table:table-cell office:value-type="string" calcext:value-type="string">
            <text:p>Lagenaufbau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29" calcext:value-type="float">
            <text:p>1629</text:p>
          </table:table-cell>
          <table:table-cell office:value-type="float" office:value="1.07102365799689" calcext:value-type="float">
            <text:p>1,0710236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80/40/30/-25]&lt;/html&gt;</text:p>
          </table:table-cell>
          <table:table-cell table:number-columns-repeated="3"/>
          <table:table-cell table:formula="of:=IF([.D35]=6;[.C35];&quot;&quot;)" office:value-type="float" office:value="1.07102365799689" calcext:value-type="float">
            <text:p>1,071023658</text:p>
          </table:table-cell>
          <table:table-cell table:formula="of:=IF([.D35]=6;[.B35];&quot;&quot;)"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06" calcext:value-type="float">
            <text:p>13906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36]=6;[.C36];&quot;&quot;)" office:value-type="float" office:value="1.11058838908752" calcext:value-type="float">
            <text:p>1,1105883891</text:p>
          </table:table-cell>
          <table:table-cell table:formula="of:=IF([.D36]=6;[.B36];&quot;&quot;)" office:value-type="float" office:value="13906" calcext:value-type="float">
            <text:p>13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53" calcext:value-type="float">
            <text:p>5653</text:p>
          </table:table-cell>
          <table:table-cell office:value-type="float" office:value="1.30212734340498" calcext:value-type="float">
            <text:p>1,30212734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-30/70/25/&lt;U&gt;35&lt;/U&gt;]&lt;sub&gt;S&lt;/sub&gt;&lt;/html&gt;</text:p>
          </table:table-cell>
          <table:table-cell table:number-columns-repeated="3"/>
          <table:table-cell table:formula="of:=IF([.D37]=6;[.C37];&quot;&quot;)">
            <text:p/>
          </table:table-cell>
          <table:table-cell table:formula="of:=IF([.D37]=6;[.B37];&quot;&quot;)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268" calcext:value-type="float">
            <text:p>15268</text:p>
          </table:table-cell>
          <table:table-cell office:value-type="float" office:value="1.07906387284727" calcext:value-type="float">
            <text:p>1,07906387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5/80/35&lt;sub&gt;2&lt;/sub&gt;/-25]&lt;/html&gt;</text:p>
          </table:table-cell>
          <table:table-cell table:number-columns-repeated="3"/>
          <table:table-cell table:formula="of:=IF([.D38]=6;[.C38];&quot;&quot;)" office:value-type="float" office:value="1.07906387284727" calcext:value-type="float">
            <text:p>1,0790638728</text:p>
          </table:table-cell>
          <table:table-cell table:formula="of:=IF([.D38]=6;[.B38];&quot;&quot;)" office:value-type="float" office:value="15268" calcext:value-type="float">
            <text:p>152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679" calcext:value-type="float">
            <text:p>14679</text:p>
          </table:table-cell>
          <table:table-cell office:value-type="float" office:value="1.04963538921801" calcext:value-type="float">
            <text:p>1,0496353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30/-30/65/30/-20/35]&lt;/html&gt;</text:p>
          </table:table-cell>
          <table:table-cell table:number-columns-repeated="3"/>
          <table:table-cell table:formula="of:=IF([.D39]=6;[.C39];&quot;&quot;)" office:value-type="float" office:value="1.04963538921801" calcext:value-type="float">
            <text:p>1,0496353892</text:p>
          </table:table-cell>
          <table:table-cell table:formula="of:=IF([.D39]=6;[.B39];&quot;&quot;)" office:value-type="float" office:value="14679" calcext:value-type="float">
            <text:p>146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760" calcext:value-type="float">
            <text:p>17760</text:p>
          </table:table-cell>
          <table:table-cell office:value-type="float" office:value="1.0831430166032" calcext:value-type="float">
            <text:p>1,08314301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5/75/25/40/-25]&lt;/html&gt;</text:p>
          </table:table-cell>
          <table:table-cell table:number-columns-repeated="3"/>
          <table:table-cell table:formula="of:=IF([.D40]=6;[.C40];&quot;&quot;)" office:value-type="float" office:value="1.0831430166032" calcext:value-type="float">
            <text:p>1,0831430166</text:p>
          </table:table-cell>
          <table:table-cell table:formula="of:=IF([.D40]=6;[.B40];&quot;&quot;)" office:value-type="float" office:value="17760" calcext:value-type="float">
            <text:p>177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4" calcext:value-type="float">
            <text:p>854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1]=6;[.C41];&quot;&quot;)" office:value-type="float" office:value="1.11058838908752" calcext:value-type="float">
            <text:p>1,1105883891</text:p>
          </table:table-cell>
          <table:table-cell table:formula="of:=IF([.D41]=6;[.B41];&quot;&quot;)"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27" calcext:value-type="float">
            <text:p>9627</text:p>
          </table:table-cell>
          <table:table-cell office:value-type="float" office:value="1.04963538921801" calcext:value-type="float">
            <text:p>1,0496353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35/-20/30/65/-30/30]&lt;/html&gt;</text:p>
          </table:table-cell>
          <table:table-cell table:number-columns-repeated="3"/>
          <table:table-cell table:formula="of:=IF([.D42]=6;[.C42];&quot;&quot;)" office:value-type="float" office:value="1.04963538921801" calcext:value-type="float">
            <text:p>1,0496353892</text:p>
          </table:table-cell>
          <table:table-cell table:formula="of:=IF([.D42]=6;[.B42];&quot;&quot;)" office:value-type="float" office:value="9627" calcext:value-type="float">
            <text:p>96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202" calcext:value-type="float">
            <text:p>16202</text:p>
          </table:table-cell>
          <table:table-cell office:value-type="float" office:value="1.0831430166032" calcext:value-type="float">
            <text:p>1,0831430166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&lt;html&gt;[-30/35/75/25/40/-25]&lt;/html&gt;</text:p>
          </table:table-cell>
          <table:table-cell table:number-columns-repeated="3"/>
          <table:table-cell table:formula="of:=IF([.D43]=6;[.C43];&quot;&quot;)" office:value-type="float" office:value="1.0831430166032" calcext:value-type="float">
            <text:p>1,0831430166</text:p>
          </table:table-cell>
          <table:table-cell table:formula="of:=IF([.D43]=6;[.B43];&quot;&quot;)" office:value-type="float" office:value="16202" calcext:value-type="float">
            <text:p>162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1" calcext:value-type="float">
            <text:p>5681</text:p>
          </table:table-cell>
          <table:table-cell office:value-type="float" office:value="1.30212734340498" calcext:value-type="float">
            <text:p>1,30212734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-30/25/70/&lt;U&gt;35&lt;/U&gt;]&lt;sub&gt;S&lt;/sub&gt;&lt;/html&gt;</text:p>
          </table:table-cell>
          <table:table-cell table:number-columns-repeated="3"/>
          <table:table-cell table:formula="of:=IF([.D44]=6;[.C44];&quot;&quot;)">
            <text:p/>
          </table:table-cell>
          <table:table-cell table:formula="of:=IF([.D44]=6;[.B44];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788" calcext:value-type="float">
            <text:p>19788</text:p>
          </table:table-cell>
          <table:table-cell office:value-type="float" office:value="1.07120921500242" calcext:value-type="float">
            <text:p>1,0712092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5/75/25]&lt;sub&gt;S&lt;/sub&gt;&lt;/html&gt;</text:p>
          </table:table-cell>
          <table:table-cell table:number-columns-repeated="3"/>
          <table:table-cell table:formula="of:=IF([.D45]=6;[.C45];&quot;&quot;)" office:value-type="float" office:value="1.07120921500242" calcext:value-type="float">
            <text:p>1,071209215</text:p>
          </table:table-cell>
          <table:table-cell table:formula="of:=IF([.D45]=6;[.B45];&quot;&quot;)" office:value-type="float" office:value="19788" calcext:value-type="float">
            <text:p>197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08" calcext:value-type="float">
            <text:p>6408</text:p>
          </table:table-cell>
          <table:table-cell office:value-type="float" office:value="1.07182329106409" calcext:value-type="float">
            <text:p>1,07182329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25/70/45/25/-25]&lt;/html&gt;</text:p>
          </table:table-cell>
          <table:table-cell table:number-columns-repeated="3"/>
          <table:table-cell table:formula="of:=IF([.D46]=6;[.C46];&quot;&quot;)" office:value-type="float" office:value="1.07182329106409" calcext:value-type="float">
            <text:p>1,0718232911</text:p>
          </table:table-cell>
          <table:table-cell table:formula="of:=IF([.D46]=6;[.B46];&quot;&quot;)" office:value-type="float" office:value="6408" calcext:value-type="float">
            <text:p>64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5" calcext:value-type="float">
            <text:p>5705</text:p>
          </table:table-cell>
          <table:table-cell office:value-type="float" office:value="1.07120921500242" calcext:value-type="float">
            <text:p>1,0712092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5/75/25]&lt;sub&gt;S&lt;/sub&gt;&lt;/html&gt;</text:p>
          </table:table-cell>
          <table:table-cell table:number-columns-repeated="3"/>
          <table:table-cell table:formula="of:=IF([.D47]=6;[.C47];&quot;&quot;)" office:value-type="float" office:value="1.07120921500242" calcext:value-type="float">
            <text:p>1,071209215</text:p>
          </table:table-cell>
          <table:table-cell table:formula="of:=IF([.D47]=6;[.B47];&quot;&quot;)" office:value-type="float" office:value="5705" calcext:value-type="float">
            <text:p>57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61" calcext:value-type="float">
            <text:p>5861</text:p>
          </table:table-cell>
          <table:table-cell office:value-type="float" office:value="1.0831430166032" calcext:value-type="float">
            <text:p>1,08314301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5/75/25/40/-25]&lt;/html&gt;</text:p>
          </table:table-cell>
          <table:table-cell table:number-columns-repeated="3"/>
          <table:table-cell table:formula="of:=IF([.D48]=6;[.C48];&quot;&quot;)" office:value-type="float" office:value="1.0831430166032" calcext:value-type="float">
            <text:p>1,0831430166</text:p>
          </table:table-cell>
          <table:table-cell table:formula="of:=IF([.D48]=6;[.B48];&quot;&quot;)" office:value-type="float" office:value="5861" calcext:value-type="float">
            <text:p>58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895" calcext:value-type="float">
            <text:p>10895</text:p>
          </table:table-cell>
          <table:table-cell office:value-type="float" office:value="1.0831430166032" calcext:value-type="float">
            <text:p>1,08314301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5/75/25/40/-25]&lt;/html&gt;</text:p>
          </table:table-cell>
          <table:table-cell table:number-columns-repeated="3"/>
          <table:table-cell table:formula="of:=IF([.D49]=6;[.C49];&quot;&quot;)" office:value-type="float" office:value="1.0831430166032" calcext:value-type="float">
            <text:p>1,0831430166</text:p>
          </table:table-cell>
          <table:table-cell table:formula="of:=IF([.D49]=6;[.B49];&quot;&quot;)" office:value-type="float" office:value="10895" calcext:value-type="float">
            <text:p>108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42" calcext:value-type="float">
            <text:p>8142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50]=6;[.C50];&quot;&quot;)" office:value-type="float" office:value="1.11058838908752" calcext:value-type="float">
            <text:p>1,1105883891</text:p>
          </table:table-cell>
          <table:table-cell table:formula="of:=IF([.D50]=6;[.B50];&quot;&quot;)" office:value-type="float" office:value="8142" calcext:value-type="float">
            <text:p>81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141" calcext:value-type="float">
            <text:p>13141</text:p>
          </table:table-cell>
          <table:table-cell office:value-type="float" office:value="1.04963538921801" calcext:value-type="float">
            <text:p>1,0496353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35/-20/30/65/-30/30]&lt;/html&gt;</text:p>
          </table:table-cell>
          <table:table-cell table:number-columns-repeated="3"/>
          <table:table-cell table:formula="of:=IF([.D51]=6;[.C51];&quot;&quot;)" office:value-type="float" office:value="1.04963538921801" calcext:value-type="float">
            <text:p>1,0496353892</text:p>
          </table:table-cell>
          <table:table-cell table:formula="of:=IF([.D51]=6;[.B51];&quot;&quot;)" office:value-type="float" office:value="13141" calcext:value-type="float">
            <text:p>131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91" calcext:value-type="float">
            <text:p>3691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52]=6;[.C52];&quot;&quot;)" office:value-type="float" office:value="1.11058838908752" calcext:value-type="float">
            <text:p>1,1105883891</text:p>
          </table:table-cell>
          <table:table-cell table:formula="of:=IF([.D52]=6;[.B52];&quot;&quot;)" office:value-type="float" office:value="3691" calcext:value-type="float">
            <text:p>36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614" calcext:value-type="float">
            <text:p>19614</text:p>
          </table:table-cell>
          <table:table-cell office:value-type="float" office:value="1.03891963623199" calcext:value-type="float">
            <text:p>1,03891963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25/-25/60/35/-20/30]&lt;/html&gt;</text:p>
          </table:table-cell>
          <table:table-cell table:number-columns-repeated="3"/>
          <table:table-cell table:formula="of:=IF([.D53]=6;[.C53];&quot;&quot;)" office:value-type="float" office:value="1.03891963623199" calcext:value-type="float">
            <text:p>1,0389196362</text:p>
          </table:table-cell>
          <table:table-cell table:formula="of:=IF([.D53]=6;[.B53];&quot;&quot;)" office:value-type="float" office:value="19614" calcext:value-type="float">
            <text:p>196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27" calcext:value-type="float">
            <text:p>9027</text:p>
          </table:table-cell>
          <table:table-cell office:value-type="float" office:value="1.07182329106409" calcext:value-type="float">
            <text:p>1,07182329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25/25/45/70/25/-30]&lt;/html&gt;</text:p>
          </table:table-cell>
          <table:table-cell table:number-columns-repeated="3"/>
          <table:table-cell table:formula="of:=IF([.D54]=6;[.C54];&quot;&quot;)" office:value-type="float" office:value="1.07182329106409" calcext:value-type="float">
            <text:p>1,0718232911</text:p>
          </table:table-cell>
          <table:table-cell table:formula="of:=IF([.D54]=6;[.B54];&quot;&quot;)" office:value-type="float" office:value="9027" calcext:value-type="float">
            <text:p>9027</text:p>
          </table:table-cell>
        </table:table-row>
      </table:table>
      <table:table table:name="Tabelle8" table:style-name="ta1"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blemstellung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C-'T300' | EP-'-'</text:p>
          </table:table-cell>
          <table:table-cell office:value-type="string" calcext:value-type="string">
            <text:p>(E_par = 181000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agenskriterium</text:p>
          </table:table-cell>
          <table:table-cell office:value-type="string" calcext:value-type="string">
            <text:p>Pu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cke</text:p>
          </table:table-cell>
          <table:table-cell office:value-type="float" office:value="0.125" calcext:value-type="float">
            <text:p>0,12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triktion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echnung 1</text:p>
          </table:table-cell>
          <table:table-cell office:value-type="string" calcext:value-type="string">
            <text:p>n_x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echnung 2</text:p>
          </table:table-cell>
          <table:table-cell office:value-type="string" calcext:value-type="string">
            <text:p>n_y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_xy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kel</text:p>
          </table:table-cell>
          <table:table-cell office:value-type="string" calcext:value-type="string">
            <text:p>5°-Schritte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Optimierungsparameter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utationswahrscheinlichkeit 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nur Mutation+Permut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taMaxLayerNum <text:s text:c="11"/>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LayerNum <text:s text:c="16"/>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LayerNum <text:s text:c="16"/></text:p>
          </table:table-cell>
          <table:table-cell/>
          <table:table-cell table:style-name="ce3" office:value-type="string" calcext:value-type="string">
            <text:p>MaxLayerNum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Generations <text:s text:c="13"/>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zEltern <text:s text:c="18"/>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zKinder <text:s text:c="18"/>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pGens <text:s text:c="19"/>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Auswertung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Anzahl mit min. Lagen</text:p>
          </table:table-cell>
          <table:table-cell table:style-name="ce2"/>
          <table:table-cell table:style-name="ce2" table:formula="of:=COUNTIF([.D35:.D54];&quot;=6&quot;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ax ZFW bei min Lagen</text:p>
          </table:table-cell>
          <table:table-cell table:style-name="ce2"/>
          <table:table-cell table:style-name="ce2" table:formula="of:=MAX([.I35:.I54])" office:value-type="float" office:value="1.11058838908752" calcext:value-type="float">
            <text:p>1,110588389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ttlerer ZFW bei min Lagen</text:p>
          </table:table-cell>
          <table:table-cell table:style-name="ce2"/>
          <table:table-cell table:style-name="ce2" table:formula="of:=AVERAGE([.I35:.I54])" office:value-type="float" office:value="1.09375874778643" calcext:value-type="float">
            <text:p>1,093758747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n Generationsanzahl</text:p>
          </table:table-cell>
          <table:table-cell table:style-name="ce2"/>
          <table:table-cell table:style-name="ce2" table:formula="of:=MIN([.J35:.J54])" office:value-type="float" office:value="1689" calcext:value-type="float">
            <text:p>168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ttlere Generationsanzahl</text:p>
          </table:table-cell>
          <table:table-cell table:style-name="ce2"/>
          <table:table-cell table:style-name="ce4" table:formula="of:=AVERAGE([.J35:.J54])" office:value-type="float" office:value="9018.25" calcext:value-type="float">
            <text:p>901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Ergebnisse mit max ZFW bei min Lagen</text:p>
          </table:table-cell>
          <table:table-cell table:style-name="ce2"/>
          <table:table-cell table:style-name="ce2" table:formula="of:=COUNTIF([.I35:.I54];[.C27])" office:value-type="float" office:value="10" calcext:value-type="float">
            <text:p>10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Optimierung</text:p>
          </table:table-cell>
          <table:table-cell office:value-type="string" calcext:value-type="string">
            <text:p>max. Gen</text:p>
          </table:table-cell>
          <table:table-cell office:value-type="string" calcext:value-type="string">
            <text:p>min. Res-fak.</text:p>
          </table:table-cell>
          <table:table-cell office:value-type="string" calcext:value-type="string">
            <text:p>Anzahl Lagen</text:p>
          </table:table-cell>
          <table:table-cell office:value-type="string" calcext:value-type="string">
            <text:p>Lagenaufbau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6" calcext:value-type="float">
            <text:p>2026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35]=6;[.C35];&quot;&quot;)" office:value-type="float" office:value="1.11058838908752" calcext:value-type="float">
            <text:p>1,1105883891</text:p>
          </table:table-cell>
          <table:table-cell table:formula="of:=IF([.D35]=6;[.B35];&quot;&quot;)"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1" calcext:value-type="float">
            <text:p>2641</text:p>
          </table:table-cell>
          <table:table-cell office:value-type="float" office:value="1.30212734340498" calcext:value-type="float">
            <text:p>1,30212734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-30/70/25/&lt;U&gt;35&lt;/U&gt;]&lt;sub&gt;S&lt;/sub&gt;&lt;/html&gt;</text:p>
          </table:table-cell>
          <table:table-cell table:number-columns-repeated="3"/>
          <table:table-cell table:formula="of:=IF([.D36]=6;[.C36];&quot;&quot;)">
            <text:p/>
          </table:table-cell>
          <table:table-cell table:formula="of:=IF([.D36]=6;[.B36]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4" calcext:value-type="float">
            <text:p>2044</text:p>
          </table:table-cell>
          <table:table-cell office:value-type="float" office:value="1.27924272382543" calcext:value-type="float">
            <text:p>1,27924272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65/-25/30&lt;sub&gt;2&lt;/sub&gt;/25/-30/70]&lt;/html&gt;</text:p>
          </table:table-cell>
          <table:table-cell table:number-columns-repeated="3"/>
          <table:table-cell table:formula="of:=IF([.D37]=6;[.C37];&quot;&quot;)">
            <text:p/>
          </table:table-cell>
          <table:table-cell table:formula="of:=IF([.D37]=6;[.B37];&quot;&quot;)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828" calcext:value-type="float">
            <text:p>10828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38]=6;[.C38];&quot;&quot;)" office:value-type="float" office:value="1.11058838908752" calcext:value-type="float">
            <text:p>1,1105883891</text:p>
          </table:table-cell>
          <table:table-cell table:formula="of:=IF([.D38]=6;[.B38];&quot;&quot;)" office:value-type="float" office:value="10828" calcext:value-type="float">
            <text:p>108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15" calcext:value-type="float">
            <text:p>3415</text:p>
          </table:table-cell>
          <table:table-cell office:value-type="float" office:value="1.0831430166032" calcext:value-type="float">
            <text:p>1,08314301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5/75/25/40/-25]&lt;/html&gt;</text:p>
          </table:table-cell>
          <table:table-cell table:number-columns-repeated="3"/>
          <table:table-cell table:formula="of:=IF([.D39]=6;[.C39];&quot;&quot;)" office:value-type="float" office:value="1.0831430166032" calcext:value-type="float">
            <text:p>1,0831430166</text:p>
          </table:table-cell>
          <table:table-cell table:formula="of:=IF([.D39]=6;[.B39];&quot;&quot;)" office:value-type="float" office:value="3415" calcext:value-type="float">
            <text:p>34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72" calcext:value-type="float">
            <text:p>3272</text:p>
          </table:table-cell>
          <table:table-cell office:value-type="float" office:value="1.27924272382543" calcext:value-type="float">
            <text:p>1,27924272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65/-25/30&lt;sub&gt;2&lt;/sub&gt;/25/-30/70]&lt;/html&gt;</text:p>
          </table:table-cell>
          <table:table-cell table:number-columns-repeated="3"/>
          <table:table-cell table:formula="of:=IF([.D40]=6;[.C40];&quot;&quot;)">
            <text:p/>
          </table:table-cell>
          <table:table-cell table:formula="of:=IF([.D40]=6;[.B40];&quot;&quot;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076" calcext:value-type="float">
            <text:p>14076</text:p>
          </table:table-cell>
          <table:table-cell office:value-type="float" office:value="1.07906387284727" calcext:value-type="float">
            <text:p>1,07906387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5/80/35&lt;sub&gt;2&lt;/sub&gt;/-25]&lt;/html&gt;</text:p>
          </table:table-cell>
          <table:table-cell table:number-columns-repeated="3"/>
          <table:table-cell table:formula="of:=IF([.D41]=6;[.C41];&quot;&quot;)" office:value-type="float" office:value="1.07906387284727" calcext:value-type="float">
            <text:p>1,0790638728</text:p>
          </table:table-cell>
          <table:table-cell table:formula="of:=IF([.D41]=6;[.B41];&quot;&quot;)" office:value-type="float" office:value="14076" calcext:value-type="float">
            <text:p>140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99" calcext:value-type="float">
            <text:p>6999</text:p>
          </table:table-cell>
          <table:table-cell office:value-type="float" office:value="1.04963538921801" calcext:value-type="float">
            <text:p>1,0496353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30/-30/65/30/-20/35]&lt;/html&gt;</text:p>
          </table:table-cell>
          <table:table-cell table:number-columns-repeated="3"/>
          <table:table-cell table:formula="of:=IF([.D42]=6;[.C42];&quot;&quot;)" office:value-type="float" office:value="1.04963538921801" calcext:value-type="float">
            <text:p>1,0496353892</text:p>
          </table:table-cell>
          <table:table-cell table:formula="of:=IF([.D42]=6;[.B42];&quot;&quot;)" office:value-type="float" office:value="6999" calcext:value-type="float">
            <text:p>6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03" calcext:value-type="float">
            <text:p>6303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3]=6;[.C43];&quot;&quot;)" office:value-type="float" office:value="1.11058838908752" calcext:value-type="float">
            <text:p>1,1105883891</text:p>
          </table:table-cell>
          <table:table-cell table:formula="of:=IF([.D43]=6;[.B43];&quot;&quot;)" office:value-type="float" office:value="6303" calcext:value-type="float">
            <text:p>63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319" calcext:value-type="float">
            <text:p>8319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4]=6;[.C44];&quot;&quot;)" office:value-type="float" office:value="1.11058838908752" calcext:value-type="float">
            <text:p>1,1105883891</text:p>
          </table:table-cell>
          <table:table-cell table:formula="of:=IF([.D44]=6;[.B44];&quot;&quot;)" office:value-type="float" office:value="8319" calcext:value-type="float">
            <text:p>83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56" calcext:value-type="float">
            <text:p>9756</text:p>
          </table:table-cell>
          <table:table-cell office:value-type="float" office:value="1.0831430166032" calcext:value-type="float">
            <text:p>1,08314301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5/75/25/40/-25]&lt;/html&gt;</text:p>
          </table:table-cell>
          <table:table-cell table:number-columns-repeated="3"/>
          <table:table-cell table:formula="of:=IF([.D45]=6;[.C45];&quot;&quot;)" office:value-type="float" office:value="1.0831430166032" calcext:value-type="float">
            <text:p>1,0831430166</text:p>
          </table:table-cell>
          <table:table-cell table:formula="of:=IF([.D45]=6;[.B45];&quot;&quot;)" office:value-type="float" office:value="9756" calcext:value-type="float">
            <text:p>97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39" calcext:value-type="float">
            <text:p>2439</text:p>
          </table:table-cell>
          <table:table-cell office:value-type="float" office:value="1.32219025470645" calcext:value-type="float">
            <text:p>1,32219025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75/30/-30/&lt;U&gt;30&lt;/U&gt;]&lt;sub&gt;S&lt;/sub&gt;&lt;/html&gt;</text:p>
          </table:table-cell>
          <table:table-cell table:number-columns-repeated="3"/>
          <table:table-cell table:formula="of:=IF([.D46]=6;[.C46];&quot;&quot;)">
            <text:p/>
          </table:table-cell>
          <table:table-cell table:formula="of:=IF([.D46]=6;[.B46];&quot;&quot;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503" calcext:value-type="float">
            <text:p>12503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7]=6;[.C47];&quot;&quot;)" office:value-type="float" office:value="1.11058838908752" calcext:value-type="float">
            <text:p>1,1105883891</text:p>
          </table:table-cell>
          <table:table-cell table:formula="of:=IF([.D47]=6;[.B47];&quot;&quot;)" office:value-type="float" office:value="12503" calcext:value-type="float">
            <text:p>125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203" calcext:value-type="float">
            <text:p>17203</text:p>
          </table:table-cell>
          <table:table-cell office:value-type="float" office:value="1.04963538921801" calcext:value-type="float">
            <text:p>1,0496353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35/-20/30/65/-30/30]&lt;/html&gt;</text:p>
          </table:table-cell>
          <table:table-cell table:number-columns-repeated="3"/>
          <table:table-cell table:formula="of:=IF([.D48]=6;[.C48];&quot;&quot;)" office:value-type="float" office:value="1.04963538921801" calcext:value-type="float">
            <text:p>1,0496353892</text:p>
          </table:table-cell>
          <table:table-cell table:formula="of:=IF([.D48]=6;[.B48];&quot;&quot;)" office:value-type="float" office:value="17203" calcext:value-type="float">
            <text:p>172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749" calcext:value-type="float">
            <text:p>17749</text:p>
          </table:table-cell>
          <table:table-cell office:value-type="float" office:value="1.04963538921801" calcext:value-type="float">
            <text:p>1,0496353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30/-30/65/30/-20/35]&lt;/html&gt;</text:p>
          </table:table-cell>
          <table:table-cell table:number-columns-repeated="3"/>
          <table:table-cell table:formula="of:=IF([.D49]=6;[.C49];&quot;&quot;)" office:value-type="float" office:value="1.04963538921801" calcext:value-type="float">
            <text:p>1,0496353892</text:p>
          </table:table-cell>
          <table:table-cell table:formula="of:=IF([.D49]=6;[.B49];&quot;&quot;)" office:value-type="float" office:value="17749" calcext:value-type="float">
            <text:p>177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527" calcext:value-type="float">
            <text:p>12527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50]=6;[.C50];&quot;&quot;)" office:value-type="float" office:value="1.11058838908752" calcext:value-type="float">
            <text:p>1,1105883891</text:p>
          </table:table-cell>
          <table:table-cell table:formula="of:=IF([.D50]=6;[.B50];&quot;&quot;)" office:value-type="float" office:value="12527" calcext:value-type="float">
            <text:p>125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50" calcext:value-type="float">
            <text:p>2650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51]=6;[.C51];&quot;&quot;)" office:value-type="float" office:value="1.11058838908752" calcext:value-type="float">
            <text:p>1,1105883891</text:p>
          </table:table-cell>
          <table:table-cell table:formula="of:=IF([.D51]=6;[.B51];&quot;&quot;)"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89" calcext:value-type="float">
            <text:p>1689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52]=6;[.C52];&quot;&quot;)" office:value-type="float" office:value="1.11058838908752" calcext:value-type="float">
            <text:p>1,1105883891</text:p>
          </table:table-cell>
          <table:table-cell table:formula="of:=IF([.D52]=6;[.B52];&quot;&quot;)" office:value-type="float" office:value="1689" calcext:value-type="float">
            <text:p>16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944" calcext:value-type="float">
            <text:p>8944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53]=6;[.C53];&quot;&quot;)" office:value-type="float" office:value="1.11058838908752" calcext:value-type="float">
            <text:p>1,1105883891</text:p>
          </table:table-cell>
          <table:table-cell table:formula="of:=IF([.D53]=6;[.B53];&quot;&quot;)" office:value-type="float" office:value="8944" calcext:value-type="float">
            <text:p>89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305" calcext:value-type="float">
            <text:p>9305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54]=6;[.C54];&quot;&quot;)" office:value-type="float" office:value="1.11058838908752" calcext:value-type="float">
            <text:p>1,1105883891</text:p>
          </table:table-cell>
          <table:table-cell table:formula="of:=IF([.D54]=6;[.B54];&quot;&quot;)" office:value-type="float" office:value="9305" calcext:value-type="float">
            <text:p>9305</text:p>
          </table:table-cell>
        </table:table-row>
      </table:table>
      <table:table table:name="Tabelle9" table:style-name="ta1"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blemstellung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C-'T300' | EP-'-'</text:p>
          </table:table-cell>
          <table:table-cell office:value-type="string" calcext:value-type="string">
            <text:p>(E_par = 181000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agenskriterium</text:p>
          </table:table-cell>
          <table:table-cell office:value-type="string" calcext:value-type="string">
            <text:p>Pu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cke</text:p>
          </table:table-cell>
          <table:table-cell office:value-type="float" office:value="0.125" calcext:value-type="float">
            <text:p>0,12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triktion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echnung 1</text:p>
          </table:table-cell>
          <table:table-cell office:value-type="string" calcext:value-type="string">
            <text:p>n_x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echnung 2</text:p>
          </table:table-cell>
          <table:table-cell office:value-type="string" calcext:value-type="string">
            <text:p>n_y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_xy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kel</text:p>
          </table:table-cell>
          <table:table-cell office:value-type="string" calcext:value-type="string">
            <text:p>5°-Schritte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Optimierungsparameter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utationswahrscheinlichkeit 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nur Mutation+Permut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taMaxLayerNum <text:s text:c="11"/>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LayerNum <text:s text:c="16"/>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LayerNum <text:s text:c="16"/></text:p>
          </table:table-cell>
          <table:table-cell/>
          <table:table-cell table:style-name="ce3" office:value-type="string" calcext:value-type="string">
            <text:p>MaxLayerNum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Generations <text:s text:c="13"/>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zEltern <text:s text:c="18"/>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zKinder <text:s text:c="18"/>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pGens <text:s text:c="19"/>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Auswertung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Anzahl mit min. Lagen</text:p>
          </table:table-cell>
          <table:table-cell table:style-name="ce2"/>
          <table:table-cell table:style-name="ce2" table:formula="of:=COUNTIF([.D35:.D54];&quot;=6&quot;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ax ZFW bei min Lagen</text:p>
          </table:table-cell>
          <table:table-cell table:style-name="ce2"/>
          <table:table-cell table:style-name="ce2" table:formula="of:=MAX([.I35:.I54])" office:value-type="float" office:value="1.11058838908752" calcext:value-type="float">
            <text:p>1,110588389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ttlerer ZFW bei min Lagen</text:p>
          </table:table-cell>
          <table:table-cell table:style-name="ce2"/>
          <table:table-cell table:style-name="ce2" table:formula="of:=AVERAGE([.I35:.I54])" office:value-type="float" office:value="1.10210918176993" calcext:value-type="float">
            <text:p>1,102109181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n Generationsanzahl</text:p>
          </table:table-cell>
          <table:table-cell table:style-name="ce2"/>
          <table:table-cell table:style-name="ce2" table:formula="of:=MIN([.J35:.J54])" office:value-type="float" office:value="1754" calcext:value-type="float">
            <text:p>175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ttlere Generationsanzahl</text:p>
          </table:table-cell>
          <table:table-cell table:style-name="ce2"/>
          <table:table-cell table:style-name="ce4" table:formula="of:=AVERAGE([.J35:.J54])" office:value-type="float" office:value="8981.77777777778" calcext:value-type="float">
            <text:p>898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Ergebnisse mit max ZFW bei min Lagen</text:p>
          </table:table-cell>
          <table:table-cell table:style-name="ce2"/>
          <table:table-cell table:style-name="ce2" table:formula="of:=COUNTIF([.I35:.I54];[.C27])" office:value-type="float" office:value="13" calcext:value-type="float">
            <text:p>13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Optimierung</text:p>
          </table:table-cell>
          <table:table-cell office:value-type="string" calcext:value-type="string">
            <text:p>max. Gen</text:p>
          </table:table-cell>
          <table:table-cell office:value-type="string" calcext:value-type="string">
            <text:p>min. Res-fak.</text:p>
          </table:table-cell>
          <table:table-cell office:value-type="string" calcext:value-type="string">
            <text:p>Anzahl Lagen</text:p>
          </table:table-cell>
          <table:table-cell office:value-type="string" calcext:value-type="string">
            <text:p>Lagenaufbau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858" calcext:value-type="float">
            <text:p>15858</text:p>
          </table:table-cell>
          <table:table-cell office:value-type="float" office:value="1.30212734340498" calcext:value-type="float">
            <text:p>1,30212734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-30/25/70/&lt;U&gt;35&lt;/U&gt;]&lt;sub&gt;S&lt;/sub&gt;&lt;/html&gt;</text:p>
          </table:table-cell>
          <table:table-cell table:number-columns-repeated="3"/>
          <table:table-cell table:formula="of:=IF([.D35]=6;[.C35];&quot;&quot;)">
            <text:p/>
          </table:table-cell>
          <table:table-cell table:formula="of:=IF([.D35]=6;[.B35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52" calcext:value-type="float">
            <text:p>11552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36]=6;[.C36];&quot;&quot;)" office:value-type="float" office:value="1.11058838908752" calcext:value-type="float">
            <text:p>1,1105883891</text:p>
          </table:table-cell>
          <table:table-cell table:formula="of:=IF([.D36]=6;[.B36];&quot;&quot;)" office:value-type="float" office:value="11552" calcext:value-type="float">
            <text:p>11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855" calcext:value-type="float">
            <text:p>14855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37]=6;[.C37];&quot;&quot;)" office:value-type="float" office:value="1.11058838908752" calcext:value-type="float">
            <text:p>1,1105883891</text:p>
          </table:table-cell>
          <table:table-cell table:formula="of:=IF([.D37]=6;[.B37];&quot;&quot;)" office:value-type="float" office:value="14855" calcext:value-type="float">
            <text:p>148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243" calcext:value-type="float">
            <text:p>18243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38]=6;[.C38];&quot;&quot;)" office:value-type="float" office:value="1.11058838908752" calcext:value-type="float">
            <text:p>1,1105883891</text:p>
          </table:table-cell>
          <table:table-cell table:formula="of:=IF([.D38]=6;[.B38];&quot;&quot;)" office:value-type="float" office:value="18243" calcext:value-type="float">
            <text:p>182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320" calcext:value-type="float">
            <text:p>18320</text:p>
          </table:table-cell>
          <table:table-cell office:value-type="float" office:value="1.0831430166032" calcext:value-type="float">
            <text:p>1,08314301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5/75/25/40/-25]&lt;/html&gt;</text:p>
          </table:table-cell>
          <table:table-cell table:number-columns-repeated="3"/>
          <table:table-cell table:formula="of:=IF([.D39]=6;[.C39];&quot;&quot;)" office:value-type="float" office:value="1.0831430166032" calcext:value-type="float">
            <text:p>1,0831430166</text:p>
          </table:table-cell>
          <table:table-cell table:formula="of:=IF([.D39]=6;[.B39];&quot;&quot;)" office:value-type="float" office:value="18320" calcext:value-type="float">
            <text:p>183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29" calcext:value-type="float">
            <text:p>2229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0]=6;[.C40];&quot;&quot;)" office:value-type="float" office:value="1.11058838908752" calcext:value-type="float">
            <text:p>1,1105883891</text:p>
          </table:table-cell>
          <table:table-cell table:formula="of:=IF([.D40]=6;[.B40];&quot;&quot;)"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61" calcext:value-type="float">
            <text:p>6661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1]=6;[.C41];&quot;&quot;)" office:value-type="float" office:value="1.11058838908752" calcext:value-type="float">
            <text:p>1,1105883891</text:p>
          </table:table-cell>
          <table:table-cell table:formula="of:=IF([.D41]=6;[.B41];&quot;&quot;)" office:value-type="float" office:value="6661" calcext:value-type="float">
            <text:p>66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38" calcext:value-type="float">
            <text:p>3438</text:p>
          </table:table-cell>
          <table:table-cell office:value-type="float" office:value="1.07182329106409" calcext:value-type="float">
            <text:p>1,07182329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25/70/45/25/-25]&lt;/html&gt;</text:p>
          </table:table-cell>
          <table:table-cell table:number-columns-repeated="3"/>
          <table:table-cell table:formula="of:=IF([.D42]=6;[.C42];&quot;&quot;)" office:value-type="float" office:value="1.07182329106409" calcext:value-type="float">
            <text:p>1,0718232911</text:p>
          </table:table-cell>
          <table:table-cell table:formula="of:=IF([.D42]=6;[.B42];&quot;&quot;)" office:value-type="float" office:value="3438" calcext:value-type="float">
            <text:p>34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26" calcext:value-type="float">
            <text:p>9426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3]=6;[.C43];&quot;&quot;)" office:value-type="float" office:value="1.11058838908752" calcext:value-type="float">
            <text:p>1,1105883891</text:p>
          </table:table-cell>
          <table:table-cell table:formula="of:=IF([.D43]=6;[.B43];&quot;&quot;)" office:value-type="float" office:value="9426" calcext:value-type="float">
            <text:p>94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37" calcext:value-type="float">
            <text:p>6037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4]=6;[.C44];&quot;&quot;)" office:value-type="float" office:value="1.11058838908752" calcext:value-type="float">
            <text:p>1,1105883891</text:p>
          </table:table-cell>
          <table:table-cell table:formula="of:=IF([.D44]=6;[.B44];&quot;&quot;)" office:value-type="float" office:value="6037" calcext:value-type="float">
            <text:p>60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04" calcext:value-type="float">
            <text:p>4004</text:p>
          </table:table-cell>
          <table:table-cell office:value-type="float" office:value="1.30212734340498" calcext:value-type="float">
            <text:p>1,30212734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html&gt;[25/-30/70/&lt;U&gt;35&lt;/U&gt;]&lt;sub&gt;S&lt;/sub&gt;&lt;/html&gt;</text:p>
          </table:table-cell>
          <table:table-cell table:number-columns-repeated="3"/>
          <table:table-cell table:formula="of:=IF([.D45]=6;[.C45];&quot;&quot;)">
            <text:p/>
          </table:table-cell>
          <table:table-cell table:formula="of:=IF([.D45]=6;[.B45];&quot;&quot;)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293" calcext:value-type="float">
            <text:p>8293</text:p>
          </table:table-cell>
          <table:table-cell office:value-type="float" office:value="1.0831430166032" calcext:value-type="float">
            <text:p>1,08314301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5/75/25/40/-25]&lt;/html&gt;</text:p>
          </table:table-cell>
          <table:table-cell table:number-columns-repeated="3"/>
          <table:table-cell table:formula="of:=IF([.D46]=6;[.C46];&quot;&quot;)" office:value-type="float" office:value="1.0831430166032" calcext:value-type="float">
            <text:p>1,0831430166</text:p>
          </table:table-cell>
          <table:table-cell table:formula="of:=IF([.D46]=6;[.B46];&quot;&quot;)" office:value-type="float" office:value="8293" calcext:value-type="float">
            <text:p>82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28" calcext:value-type="float">
            <text:p>5728</text:p>
          </table:table-cell>
          <table:table-cell office:value-type="float" office:value="1.07906387284727" calcext:value-type="float">
            <text:p>1,07906387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5/80/35&lt;sub&gt;2&lt;/sub&gt;/-25]&lt;/html&gt;</text:p>
          </table:table-cell>
          <table:table-cell table:number-columns-repeated="3"/>
          <table:table-cell table:formula="of:=IF([.D47]=6;[.C47];&quot;&quot;)" office:value-type="float" office:value="1.07906387284727" calcext:value-type="float">
            <text:p>1,0790638728</text:p>
          </table:table-cell>
          <table:table-cell table:formula="of:=IF([.D47]=6;[.B47];&quot;&quot;)" office:value-type="float" office:value="5728" calcext:value-type="float">
            <text:p>57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918" calcext:value-type="float">
            <text:p>15918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8]=6;[.C48];&quot;&quot;)" office:value-type="float" office:value="1.11058838908752" calcext:value-type="float">
            <text:p>1,1105883891</text:p>
          </table:table-cell>
          <table:table-cell table:formula="of:=IF([.D48]=6;[.B48];&quot;&quot;)" office:value-type="float" office:value="15918" calcext:value-type="float">
            <text:p>159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54" calcext:value-type="float">
            <text:p>1754</text:p>
          </table:table-cell>
          <table:table-cell office:value-type="float" office:value="1.0831430166032" calcext:value-type="float">
            <text:p>1,08314301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5/75/25/40/-25]&lt;/html&gt;</text:p>
          </table:table-cell>
          <table:table-cell table:number-columns-repeated="3"/>
          <table:table-cell table:formula="of:=IF([.D49]=6;[.C49];&quot;&quot;)" office:value-type="float" office:value="1.0831430166032" calcext:value-type="float">
            <text:p>1,0831430166</text:p>
          </table:table-cell>
          <table:table-cell table:formula="of:=IF([.D49]=6;[.B49];&quot;&quot;)"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93" calcext:value-type="float">
            <text:p>3293</text:p>
          </table:table-cell>
          <table:table-cell table:style-name="ce6"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50]=6;[.C50];&quot;&quot;)" office:value-type="float" office:value="1.11058838908752" calcext:value-type="float">
            <text:p>1,1105883891</text:p>
          </table:table-cell>
          <table:table-cell table:formula="of:=IF([.D50]=6;[.B50];&quot;&quot;)" office:value-type="float" office:value="3293" calcext:value-type="float">
            <text:p>32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846" calcext:value-type="float">
            <text:p>18846</text:p>
          </table:table-cell>
          <table:table-cell table:style-name="ce6"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51]=6;[.C51];&quot;&quot;)" office:value-type="float" office:value="1.11058838908752" calcext:value-type="float">
            <text:p>1,1105883891</text:p>
          </table:table-cell>
          <table:table-cell table:formula="of:=IF([.D51]=6;[.B51];&quot;&quot;)" office:value-type="float" office:value="18846" calcext:value-type="float">
            <text:p>188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22" calcext:value-type="float">
            <text:p>2822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52]=6;[.C52];&quot;&quot;)" office:value-type="float" office:value="1.11058838908752" calcext:value-type="float">
            <text:p>1,1105883891</text:p>
          </table:table-cell>
          <table:table-cell table:formula="of:=IF([.D52]=6;[.B52];&quot;&quot;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83" calcext:value-type="float">
            <text:p>4483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53]=6;[.C53];&quot;&quot;)" office:value-type="float" office:value="1.11058838908752" calcext:value-type="float">
            <text:p>1,1105883891</text:p>
          </table:table-cell>
          <table:table-cell table:formula="of:=IF([.D53]=6;[.B53];&quot;&quot;)" office:value-type="float" office:value="4483" calcext:value-type="float">
            <text:p>44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774" calcext:value-type="float">
            <text:p>9774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54]=6;[.C54];&quot;&quot;)" office:value-type="float" office:value="1.11058838908752" calcext:value-type="float">
            <text:p>1,1105883891</text:p>
          </table:table-cell>
          <table:table-cell table:formula="of:=IF([.D54]=6;[.B54];&quot;&quot;)" office:value-type="float" office:value="9774" calcext:value-type="float">
            <text:p>9774</text:p>
          </table:table-cell>
        </table:table-row>
      </table:table>
      <table:table table:name="Tabelle10" table:style-name="ta1"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blemstellung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C-'T300' | EP-'-'</text:p>
          </table:table-cell>
          <table:table-cell office:value-type="string" calcext:value-type="string">
            <text:p>(E_par = 181000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agenskriterium</text:p>
          </table:table-cell>
          <table:table-cell office:value-type="string" calcext:value-type="string">
            <text:p>Pu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cke</text:p>
          </table:table-cell>
          <table:table-cell office:value-type="float" office:value="0.125" calcext:value-type="float">
            <text:p>0,12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triktion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echnung 1</text:p>
          </table:table-cell>
          <table:table-cell office:value-type="string" calcext:value-type="string">
            <text:p>n_x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echnung 2</text:p>
          </table:table-cell>
          <table:table-cell office:value-type="string" calcext:value-type="string">
            <text:p>n_y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_xy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kel</text:p>
          </table:table-cell>
          <table:table-cell office:value-type="string" calcext:value-type="string">
            <text:p>5°-Schritte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Optimierungsparameter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utationswahrscheinlichkeit 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Mutation 20 Kinder – Rest je 10 Kin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taMaxLayerNum <text:s text:c="11"/>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t Permutation nach S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LayerNum <text:s text:c="16"/>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LayerNum <text:s text:c="16"/></text:p>
          </table:table-cell>
          <table:table-cell/>
          <table:table-cell table:style-name="ce3" office:value-type="string" calcext:value-type="string">
            <text:p>MaxLayerNum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Generations <text:s text:c="13"/>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zEltern <text:s text:c="18"/>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zKinder <text:s text:c="18"/>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pGens <text:s text:c="19"/>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imale Generation ohne Änderung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iftwahrscheinlichkeit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 table:number-columns-spanned="3" table:number-rows-spanned="1">
            <text:p>Auswertung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Anzahl mit min. Lagen</text:p>
          </table:table-cell>
          <table:table-cell table:style-name="ce2"/>
          <table:table-cell table:style-name="ce2" table:formula="of:=COUNTIF([.D35:.D54];&quot;=6&quot;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ax ZFW bei min Lagen</text:p>
          </table:table-cell>
          <table:table-cell table:style-name="ce2"/>
          <table:table-cell table:style-name="ce2" table:formula="of:=MAX([.I35:.I54])" office:value-type="float" office:value="1.11058838908752" calcext:value-type="float">
            <text:p>1,110588389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ttlerer ZFW bei min Lagen</text:p>
          </table:table-cell>
          <table:table-cell table:style-name="ce2"/>
          <table:table-cell table:style-name="ce2" table:formula="of:=AVERAGE([.I35:.I54])" office:value-type="float" office:value="1.11058838908752" calcext:value-type="float">
            <text:p>1,110588389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n Generationsanzahl</text:p>
          </table:table-cell>
          <table:table-cell table:style-name="ce2"/>
          <table:table-cell table:style-name="ce2" table:formula="of:=MIN([.J35:.J54])" office:value-type="float" office:value="1128" calcext:value-type="float">
            <text:p>112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ttlere Generationsanzahl</text:p>
          </table:table-cell>
          <table:table-cell table:style-name="ce2"/>
          <table:table-cell table:style-name="ce4" table:formula="of:=AVERAGE([.J35:.J54])" office:value-type="float" office:value="3708.25" calcext:value-type="float">
            <text:p>370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Ergebnisse mit max ZFW bei min Lagen</text:p>
          </table:table-cell>
          <table:table-cell table:style-name="ce2"/>
          <table:table-cell table:style-name="ce2" table:formula="of:=COUNTIF([.I35:.I54];[.C27])" office:value-type="float" office:value="20" calcext:value-type="float">
            <text:p>20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Optimierung</text:p>
          </table:table-cell>
          <table:table-cell office:value-type="string" calcext:value-type="string">
            <text:p>max. Gen</text:p>
          </table:table-cell>
          <table:table-cell office:value-type="string" calcext:value-type="string">
            <text:p>min. Res-fak.</text:p>
          </table:table-cell>
          <table:table-cell office:value-type="string" calcext:value-type="string">
            <text:p>Anzahl Lagen</text:p>
          </table:table-cell>
          <table:table-cell office:value-type="string" calcext:value-type="string">
            <text:p>Lagenaufbau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2" calcext:value-type="float">
            <text:p>1962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35]=6;[.C35];&quot;&quot;)" office:value-type="float" office:value="1.11058838908752" calcext:value-type="float">
            <text:p>1,1105883891</text:p>
          </table:table-cell>
          <table:table-cell table:formula="of:=IF([.D35]=6;[.B35];&quot;&quot;)"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8" calcext:value-type="float">
            <text:p>1668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36]=6;[.C36];&quot;&quot;)" office:value-type="float" office:value="1.11058838908752" calcext:value-type="float">
            <text:p>1,1105883891</text:p>
          </table:table-cell>
          <table:table-cell table:formula="of:=IF([.D36]=6;[.B36];&quot;&quot;)"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75" calcext:value-type="float">
            <text:p>4175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37]=6;[.C37];&quot;&quot;)" office:value-type="float" office:value="1.11058838908752" calcext:value-type="float">
            <text:p>1,1105883891</text:p>
          </table:table-cell>
          <table:table-cell table:formula="of:=IF([.D37]=6;[.B37];&quot;&quot;)" office:value-type="float" office:value="4175" calcext:value-type="float">
            <text:p>41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12" calcext:value-type="float">
            <text:p>1612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38]=6;[.C38];&quot;&quot;)" office:value-type="float" office:value="1.11058838908752" calcext:value-type="float">
            <text:p>1,1105883891</text:p>
          </table:table-cell>
          <table:table-cell table:formula="of:=IF([.D38]=6;[.B38];&quot;&quot;)"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30" calcext:value-type="float">
            <text:p>2330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39]=6;[.C39];&quot;&quot;)" office:value-type="float" office:value="1.11058838908752" calcext:value-type="float">
            <text:p>1,1105883891</text:p>
          </table:table-cell>
          <table:table-cell table:formula="of:=IF([.D39]=6;[.B39];&quot;&quot;)" office:value-type="float" office:value="2330" calcext:value-type="float">
            <text:p>23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11" calcext:value-type="float">
            <text:p>4511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0]=6;[.C40];&quot;&quot;)" office:value-type="float" office:value="1.11058838908752" calcext:value-type="float">
            <text:p>1,1105883891</text:p>
          </table:table-cell>
          <table:table-cell table:formula="of:=IF([.D40]=6;[.B40];&quot;&quot;)" office:value-type="float" office:value="4511" calcext:value-type="float">
            <text:p>45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55" calcext:value-type="float">
            <text:p>5655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1]=6;[.C41];&quot;&quot;)" office:value-type="float" office:value="1.11058838908752" calcext:value-type="float">
            <text:p>1,1105883891</text:p>
          </table:table-cell>
          <table:table-cell table:formula="of:=IF([.D41]=6;[.B41];&quot;&quot;)" office:value-type="float" office:value="5655" calcext:value-type="float">
            <text:p>56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13" calcext:value-type="float">
            <text:p>2613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2]=6;[.C42];&quot;&quot;)" office:value-type="float" office:value="1.11058838908752" calcext:value-type="float">
            <text:p>1,1105883891</text:p>
          </table:table-cell>
          <table:table-cell table:formula="of:=IF([.D42]=6;[.B42];&quot;&quot;)" office:value-type="float" office:value="2613" calcext:value-type="float">
            <text:p>26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32" calcext:value-type="float">
            <text:p>3432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3]=6;[.C43];&quot;&quot;)" office:value-type="float" office:value="1.11058838908752" calcext:value-type="float">
            <text:p>1,1105883891</text:p>
          </table:table-cell>
          <table:table-cell table:formula="of:=IF([.D43]=6;[.B43];&quot;&quot;)" office:value-type="float" office:value="3432" calcext:value-type="float">
            <text:p>34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79" calcext:value-type="float">
            <text:p>5079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4]=6;[.C44];&quot;&quot;)" office:value-type="float" office:value="1.11058838908752" calcext:value-type="float">
            <text:p>1,1105883891</text:p>
          </table:table-cell>
          <table:table-cell table:formula="of:=IF([.D44]=6;[.B44];&quot;&quot;)" office:value-type="float" office:value="5079" calcext:value-type="float">
            <text:p>50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48" calcext:value-type="float">
            <text:p>7748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5]=6;[.C45];&quot;&quot;)" office:value-type="float" office:value="1.11058838908752" calcext:value-type="float">
            <text:p>1,1105883891</text:p>
          </table:table-cell>
          <table:table-cell table:formula="of:=IF([.D45]=6;[.B45];&quot;&quot;)" office:value-type="float" office:value="7748" calcext:value-type="float">
            <text:p>77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6" calcext:value-type="float">
            <text:p>3626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6]=6;[.C46];&quot;&quot;)" office:value-type="float" office:value="1.11058838908752" calcext:value-type="float">
            <text:p>1,1105883891</text:p>
          </table:table-cell>
          <table:table-cell table:formula="of:=IF([.D46]=6;[.B46];&quot;&quot;)" office:value-type="float" office:value="3626" calcext:value-type="float">
            <text:p>36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60" calcext:value-type="float">
            <text:p>2660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7]=6;[.C47];&quot;&quot;)" office:value-type="float" office:value="1.11058838908752" calcext:value-type="float">
            <text:p>1,1105883891</text:p>
          </table:table-cell>
          <table:table-cell table:formula="of:=IF([.D47]=6;[.B47];&quot;&quot;)" office:value-type="float" office:value="2660" calcext:value-type="float">
            <text:p>26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87" calcext:value-type="float">
            <text:p>4687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8]=6;[.C48];&quot;&quot;)" office:value-type="float" office:value="1.11058838908752" calcext:value-type="float">
            <text:p>1,1105883891</text:p>
          </table:table-cell>
          <table:table-cell table:formula="of:=IF([.D48]=6;[.B48];&quot;&quot;)" office:value-type="float" office:value="4687" calcext:value-type="float">
            <text:p>46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76" calcext:value-type="float">
            <text:p>5476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9]=6;[.C49];&quot;&quot;)" office:value-type="float" office:value="1.11058838908752" calcext:value-type="float">
            <text:p>1,1105883891</text:p>
          </table:table-cell>
          <table:table-cell table:formula="of:=IF([.D49]=6;[.B49];&quot;&quot;)" office:value-type="float" office:value="5476" calcext:value-type="float">
            <text:p>54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80" calcext:value-type="float">
            <text:p>5680</text:p>
          </table:table-cell>
          <table:table-cell table:style-name="ce6"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50]=6;[.C50];&quot;&quot;)" office:value-type="float" office:value="1.11058838908752" calcext:value-type="float">
            <text:p>1,1105883891</text:p>
          </table:table-cell>
          <table:table-cell table:formula="of:=IF([.D50]=6;[.B50];&quot;&quot;)" office:value-type="float" office:value="5680" calcext:value-type="float">
            <text:p>56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28" calcext:value-type="float">
            <text:p>1128</text:p>
          </table:table-cell>
          <table:table-cell table:style-name="ce6"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51]=6;[.C51];&quot;&quot;)" office:value-type="float" office:value="1.11058838908752" calcext:value-type="float">
            <text:p>1,1105883891</text:p>
          </table:table-cell>
          <table:table-cell table:formula="of:=IF([.D51]=6;[.B51];&quot;&quot;)"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39" calcext:value-type="float">
            <text:p>3039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52]=6;[.C52];&quot;&quot;)" office:value-type="float" office:value="1.11058838908752" calcext:value-type="float">
            <text:p>1,1105883891</text:p>
          </table:table-cell>
          <table:table-cell table:formula="of:=IF([.D52]=6;[.B52];&quot;&quot;)" office:value-type="float" office:value="3039" calcext:value-type="float">
            <text:p>30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78" calcext:value-type="float">
            <text:p>3678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53]=6;[.C53];&quot;&quot;)" office:value-type="float" office:value="1.11058838908752" calcext:value-type="float">
            <text:p>1,1105883891</text:p>
          </table:table-cell>
          <table:table-cell table:formula="of:=IF([.D53]=6;[.B53];&quot;&quot;)" office:value-type="float" office:value="3678" calcext:value-type="float">
            <text:p>36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06" calcext:value-type="float">
            <text:p>3406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54]=6;[.C54];&quot;&quot;)" office:value-type="float" office:value="1.11058838908752" calcext:value-type="float">
            <text:p>1,1105883891</text:p>
          </table:table-cell>
          <table:table-cell table:formula="of:=IF([.D54]=6;[.B54];&quot;&quot;)" office:value-type="float" office:value="3406" calcext:value-type="float">
            <text:p>3406</text:p>
          </table:table-cell>
        </table:table-row>
      </table:table>
      <table:table table:name="Tabelle11" table:style-name="ta1"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blemstellung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C-'T300' | EP-'-'</text:p>
          </table:table-cell>
          <table:table-cell office:value-type="string" calcext:value-type="string">
            <text:p>(E_par = 181000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agenskriterium</text:p>
          </table:table-cell>
          <table:table-cell office:value-type="string" calcext:value-type="string">
            <text:p>Pu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cke</text:p>
          </table:table-cell>
          <table:table-cell office:value-type="float" office:value="0.125" calcext:value-type="float">
            <text:p>0,12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triktion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echnung 1</text:p>
          </table:table-cell>
          <table:table-cell office:value-type="string" calcext:value-type="string">
            <text:p>n_x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echnung 2</text:p>
          </table:table-cell>
          <table:table-cell office:value-type="string" calcext:value-type="string">
            <text:p>n_y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_xy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kel</text:p>
          </table:table-cell>
          <table:table-cell office:value-type="string" calcext:value-type="string">
            <text:p>5°-Schritte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Optimierungsparameter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utationswahrscheinlichkeit 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Mutation 20 Kinder – Rest je 10 Kin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taMaxLayerNum <text:s text:c="11"/>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t Permutation nach S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LayerNum <text:s text:c="16"/>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LayerNum <text:s text:c="16"/></text:p>
          </table:table-cell>
          <table:table-cell/>
          <table:table-cell table:style-name="ce3" office:value-type="string" calcext:value-type="string">
            <text:p>MaxLayerNum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Generations <text:s text:c="13"/></text:p>
          </table:table-cell>
          <table:table-cell/>
          <table:table-cell office:value-type="float" office:value="6000" calcext:value-type="float">
            <text:p>6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zEltern <text:s text:c="18"/>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zKinder <text:s text:c="18"/>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pGens <text:s text:c="19"/></text:p>
          </table:table-cell>
          <table:table-cell/>
          <table:table-cell office:value-type="float" office:value="6000" calcext:value-type="float">
            <text:p>6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imale Generation ohne Änderung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iftwahrscheinlichkeit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 table:number-columns-spanned="3" table:number-rows-spanned="1">
            <text:p>Auswertung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Anzahl mit min, Lagen</text:p>
          </table:table-cell>
          <table:table-cell table:style-name="ce2"/>
          <table:table-cell table:style-name="ce2" table:formula="of:=COUNTIF([.D35:.D54];&quot;=6&quot;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ax ZFW bei min Lagen</text:p>
          </table:table-cell>
          <table:table-cell table:style-name="ce2"/>
          <table:table-cell table:style-name="ce2" table:formula="of:=MAX([.I35:.I54])" office:value-type="float" office:value="1.11058838908752" calcext:value-type="float">
            <text:p>1,110588389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ttlerer ZFW bei min Lagen</text:p>
          </table:table-cell>
          <table:table-cell table:style-name="ce2"/>
          <table:table-cell table:style-name="ce2" table:formula="of:=AVERAGE([.I35:.I54])" office:value-type="float" office:value="1.11058838908752" calcext:value-type="float">
            <text:p>1,110588389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n Generationsanzahl</text:p>
          </table:table-cell>
          <table:table-cell table:style-name="ce2"/>
          <table:table-cell table:style-name="ce2" table:formula="of:=MIN([.J35:.J54])" office:value-type="float" office:value="559" calcext:value-type="float">
            <text:p>55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ttlere Generationsanzahl</text:p>
          </table:table-cell>
          <table:table-cell table:style-name="ce2"/>
          <table:table-cell table:style-name="ce4" table:formula="of:=AVERAGE([.J35:.J54])" office:value-type="float" office:value="3079.8" calcext:value-type="float">
            <text:p>308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Ergebnisse mit max ZFW bei min Lagen</text:p>
          </table:table-cell>
          <table:table-cell table:style-name="ce2"/>
          <table:table-cell table:style-name="ce2" table:formula="of:=COUNTIF([.I35:.I54];[.C27])" office:value-type="float" office:value="20" calcext:value-type="float">
            <text:p>20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Optimierung</text:p>
          </table:table-cell>
          <table:table-cell office:value-type="string" calcext:value-type="string">
            <text:p>max, Gen</text:p>
          </table:table-cell>
          <table:table-cell office:value-type="string" calcext:value-type="string">
            <text:p>min, Res-fak,</text:p>
          </table:table-cell>
          <table:table-cell office:value-type="string" calcext:value-type="string">
            <text:p>Anzahl Lagen</text:p>
          </table:table-cell>
          <table:table-cell office:value-type="string" calcext:value-type="string">
            <text:p>Lagenaufbau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3" calcext:value-type="float">
            <text:p>1323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35]=6;[.C35];&quot;&quot;)" office:value-type="float" office:value="1.11058838908752" calcext:value-type="float">
            <text:p>1,1105883891</text:p>
          </table:table-cell>
          <table:table-cell table:formula="of:=IF([.D35]=6;[.B35];&quot;&quot;)" office:value-type="float" office:value="1323" calcext:value-type="float">
            <text:p>13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51" calcext:value-type="float">
            <text:p>4551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36]=6;[.C36];&quot;&quot;)" office:value-type="float" office:value="1.11058838908752" calcext:value-type="float">
            <text:p>1,1105883891</text:p>
          </table:table-cell>
          <table:table-cell table:formula="of:=IF([.D36]=6;[.B36];&quot;&quot;)" office:value-type="float" office:value="4551" calcext:value-type="float">
            <text:p>45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74" calcext:value-type="float">
            <text:p>3374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37]=6;[.C37];&quot;&quot;)" office:value-type="float" office:value="1.11058838908752" calcext:value-type="float">
            <text:p>1,1105883891</text:p>
          </table:table-cell>
          <table:table-cell table:formula="of:=IF([.D37]=6;[.B37];&quot;&quot;)" office:value-type="float" office:value="3374" calcext:value-type="float">
            <text:p>33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30" calcext:value-type="float">
            <text:p>1330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38]=6;[.C38];&quot;&quot;)" office:value-type="float" office:value="1.11058838908752" calcext:value-type="float">
            <text:p>1,1105883891</text:p>
          </table:table-cell>
          <table:table-cell table:formula="of:=IF([.D38]=6;[.B38];&quot;&quot;)"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21" calcext:value-type="float">
            <text:p>1121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39]=6;[.C39];&quot;&quot;)" office:value-type="float" office:value="1.11058838908752" calcext:value-type="float">
            <text:p>1,1105883891</text:p>
          </table:table-cell>
          <table:table-cell table:formula="of:=IF([.D39]=6;[.B39];&quot;&quot;)"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20" calcext:value-type="float">
            <text:p>5920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0]=6;[.C40];&quot;&quot;)" office:value-type="float" office:value="1.11058838908752" calcext:value-type="float">
            <text:p>1,1105883891</text:p>
          </table:table-cell>
          <table:table-cell table:formula="of:=IF([.D40]=6;[.B40];&quot;&quot;)" office:value-type="float" office:value="5920" calcext:value-type="float">
            <text:p>59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93" calcext:value-type="float">
            <text:p>2493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1]=6;[.C41];&quot;&quot;)" office:value-type="float" office:value="1.11058838908752" calcext:value-type="float">
            <text:p>1,1105883891</text:p>
          </table:table-cell>
          <table:table-cell table:formula="of:=IF([.D41]=6;[.B41];&quot;&quot;)"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74" calcext:value-type="float">
            <text:p>3574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2]=6;[.C42];&quot;&quot;)" office:value-type="float" office:value="1.11058838908752" calcext:value-type="float">
            <text:p>1,1105883891</text:p>
          </table:table-cell>
          <table:table-cell table:formula="of:=IF([.D42]=6;[.B42];&quot;&quot;)" office:value-type="float" office:value="3574" calcext:value-type="float">
            <text:p>35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19" calcext:value-type="float">
            <text:p>1219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3]=6;[.C43];&quot;&quot;)" office:value-type="float" office:value="1.11058838908752" calcext:value-type="float">
            <text:p>1,1105883891</text:p>
          </table:table-cell>
          <table:table-cell table:formula="of:=IF([.D43]=6;[.B43];&quot;&quot;)"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72" calcext:value-type="float">
            <text:p>1772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4]=6;[.C44];&quot;&quot;)" office:value-type="float" office:value="1.11058838908752" calcext:value-type="float">
            <text:p>1,1105883891</text:p>
          </table:table-cell>
          <table:table-cell table:formula="of:=IF([.D44]=6;[.B44];&quot;&quot;)"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71" calcext:value-type="float">
            <text:p>5371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5]=6;[.C45];&quot;&quot;)" office:value-type="float" office:value="1.11058838908752" calcext:value-type="float">
            <text:p>1,1105883891</text:p>
          </table:table-cell>
          <table:table-cell table:formula="of:=IF([.D45]=6;[.B45];&quot;&quot;)" office:value-type="float" office:value="5371" calcext:value-type="float">
            <text:p>53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11" calcext:value-type="float">
            <text:p>1911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6]=6;[.C46];&quot;&quot;)" office:value-type="float" office:value="1.11058838908752" calcext:value-type="float">
            <text:p>1,1105883891</text:p>
          </table:table-cell>
          <table:table-cell table:formula="of:=IF([.D46]=6;[.B46];&quot;&quot;)" office:value-type="float" office:value="1911" calcext:value-type="float">
            <text:p>19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2" calcext:value-type="float">
            <text:p>2002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7]=6;[.C47];&quot;&quot;)" office:value-type="float" office:value="1.11058838908752" calcext:value-type="float">
            <text:p>1,1105883891</text:p>
          </table:table-cell>
          <table:table-cell table:formula="of:=IF([.D47]=6;[.B47];&quot;&quot;)"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08" calcext:value-type="float">
            <text:p>4608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8]=6;[.C48];&quot;&quot;)" office:value-type="float" office:value="1.11058838908752" calcext:value-type="float">
            <text:p>1,1105883891</text:p>
          </table:table-cell>
          <table:table-cell table:formula="of:=IF([.D48]=6;[.B48];&quot;&quot;)" office:value-type="float" office:value="4608" calcext:value-type="float">
            <text:p>46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80" calcext:value-type="float">
            <text:p>880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49]=6;[.C49];&quot;&quot;)" office:value-type="float" office:value="1.11058838908752" calcext:value-type="float">
            <text:p>1,1105883891</text:p>
          </table:table-cell>
          <table:table-cell table:formula="of:=IF([.D49]=6;[.B49];&quot;&quot;)"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40" calcext:value-type="float">
            <text:p>3740</text:p>
          </table:table-cell>
          <table:table-cell table:style-name="ce6"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50]=6;[.C50];&quot;&quot;)" office:value-type="float" office:value="1.11058838908752" calcext:value-type="float">
            <text:p>1,1105883891</text:p>
          </table:table-cell>
          <table:table-cell table:formula="of:=IF([.D50]=6;[.B50];&quot;&quot;)" office:value-type="float" office:value="3740" calcext:value-type="float">
            <text:p>37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54" calcext:value-type="float">
            <text:p>5854</text:p>
          </table:table-cell>
          <table:table-cell table:style-name="ce6"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51]=6;[.C51];&quot;&quot;)" office:value-type="float" office:value="1.11058838908752" calcext:value-type="float">
            <text:p>1,1105883891</text:p>
          </table:table-cell>
          <table:table-cell table:formula="of:=IF([.D51]=6;[.B51];&quot;&quot;)" office:value-type="float" office:value="5854" calcext:value-type="float">
            <text:p>58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70" calcext:value-type="float">
            <text:p>4070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52]=6;[.C52];&quot;&quot;)" office:value-type="float" office:value="1.11058838908752" calcext:value-type="float">
            <text:p>1,1105883891</text:p>
          </table:table-cell>
          <table:table-cell table:formula="of:=IF([.D52]=6;[.B52];&quot;&quot;)"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9" calcext:value-type="float">
            <text:p>559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30/30/75/30/35/-25]&lt;/html&gt;</text:p>
          </table:table-cell>
          <table:table-cell table:number-columns-repeated="3"/>
          <table:table-cell table:formula="of:=IF([.D53]=6;[.C53];&quot;&quot;)" office:value-type="float" office:value="1.11058838908752" calcext:value-type="float">
            <text:p>1,1105883891</text:p>
          </table:table-cell>
          <table:table-cell table:formula="of:=IF([.D53]=6;[.B53];&quot;&quot;)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24" calcext:value-type="float">
            <text:p>5924</text:p>
          </table:table-cell>
          <table:table-cell office:value-type="float" office:value="1.11058838908752" calcext:value-type="float">
            <text:p>1,1105883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html&gt;[-25/35/30/75/30/-30]&lt;/html&gt;</text:p>
          </table:table-cell>
          <table:table-cell table:number-columns-repeated="3"/>
          <table:table-cell table:formula="of:=IF([.D54]=6;[.C54];&quot;&quot;)" office:value-type="float" office:value="1.11058838908752" calcext:value-type="float">
            <text:p>1,1105883891</text:p>
          </table:table-cell>
          <table:table-cell table:formula="of:=IF([.D54]=6;[.B54];&quot;&quot;)" office:value-type="float" office:value="5924" calcext:value-type="float">
            <text:p>59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.00.0000</text:date>, <text:time style:data-style-name="N2" text:time-value="11:28:23.98131902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08:22:24.950717551</meta:creation-date>
    <meta:generator>LibreOffice/4.3.7.2$Linux_X86_64 LibreOffice_project/430m0$Build-2</meta:generator>
    <dc:date>2015-08-19T09:00:30.416259017</dc:date>
    <meta:editing-duration>P1DT37M29S</meta:editing-duration>
    <meta:editing-cycles>20</meta:editing-cycles>
    <meta:document-statistic meta:table-count="11" meta:cell-count="2151" meta:object-count="0"/>
  </office:meta>
</office:document-meta>
</file>